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Roboto" svg:font-family="Roboto, Arial, sans-serif"/>
    <style:font-face style:name="ff7" svg:font-family="ff7, 'Times New Roman', Times, serif"/>
    <style:font-face style:name="g d0 f4" svg:font-family="'g d0 f4', serif"/>
    <style:font-face style:name="Arial1"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top="0cm" fo:margin-bottom="0.199cm" loext:contextual-spacing="false"/>
      <style:text-properties officeooo:paragraph-rsid="002272b3"/>
    </style:style>
    <style:style style:name="P2" style:family="paragraph" style:parent-style-name="Standard">
      <style:paragraph-properties fo:margin-top="0cm" fo:margin-bottom="0.199cm" loext:contextual-spacing="false"/>
      <style:text-properties officeooo:rsid="001b212f" officeooo:paragraph-rsid="001b212f"/>
    </style:style>
    <style:style style:name="P3" style:family="paragraph" style:parent-style-name="Standard">
      <style:paragraph-properties fo:margin-top="0cm" fo:margin-bottom="0.199cm" loext:contextual-spacing="false"/>
      <style:text-properties officeooo:paragraph-rsid="001b212f"/>
    </style:style>
    <style:style style:name="P4" style:family="paragraph" style:parent-style-name="Standard">
      <style:paragraph-properties fo:margin-top="0cm" fo:margin-bottom="0.199cm" loext:contextual-spacing="false"/>
      <style:text-properties officeooo:rsid="001cc96b" officeooo:paragraph-rsid="001cc96b"/>
    </style:style>
    <style:style style:name="P5" style:family="paragraph" style:parent-style-name="Standard">
      <style:paragraph-properties fo:margin-top="0cm" fo:margin-bottom="0.199cm" loext:contextual-spacing="false"/>
      <style:text-properties officeooo:paragraph-rsid="001d5d62"/>
    </style:style>
    <style:style style:name="P6" style:family="paragraph" style:parent-style-name="Standard">
      <style:paragraph-properties fo:margin-top="0cm" fo:margin-bottom="0.199cm" loext:contextual-spacing="false"/>
      <style:text-properties officeooo:paragraph-rsid="001dc7fd"/>
    </style:style>
    <style:style style:name="P7" style:family="paragraph" style:parent-style-name="Standard">
      <style:paragraph-properties fo:margin-top="0cm" fo:margin-bottom="0.199cm" loext:contextual-spacing="false"/>
      <style:text-properties officeooo:rsid="001dc7fd" officeooo:paragraph-rsid="001dc7fd"/>
    </style:style>
    <style:style style:name="P8" style:family="paragraph" style:parent-style-name="Standard">
      <style:paragraph-properties fo:margin-top="0cm" fo:margin-bottom="0.199cm" loext:contextual-spacing="false"/>
      <style:text-properties officeooo:rsid="001ebc6e" officeooo:paragraph-rsid="001ebc6e"/>
    </style:style>
    <style:style style:name="P9" style:family="paragraph" style:parent-style-name="Standard">
      <style:paragraph-properties fo:margin-top="0cm" fo:margin-bottom="0.199cm" loext:contextual-spacing="false"/>
      <style:text-properties officeooo:paragraph-rsid="001ebc6e"/>
    </style:style>
    <style:style style:name="P10" style:family="paragraph" style:parent-style-name="Standard">
      <style:paragraph-properties fo:margin-top="0cm" fo:margin-bottom="0.199cm" loext:contextual-spacing="false"/>
      <style:text-properties officeooo:paragraph-rsid="002026a9"/>
    </style:style>
    <style:style style:name="P11" style:family="paragraph" style:parent-style-name="Standard">
      <style:paragraph-properties fo:margin-top="0cm" fo:margin-bottom="0.199cm" loext:contextual-spacing="false"/>
      <style:text-properties officeooo:rsid="0020a4c6" officeooo:paragraph-rsid="0020a4c6"/>
    </style:style>
    <style:style style:name="P12" style:family="paragraph" style:parent-style-name="Standard">
      <style:paragraph-properties fo:margin-top="0cm" fo:margin-bottom="0.199cm" loext:contextual-spacing="false"/>
      <style:text-properties officeooo:paragraph-rsid="0020a4c6"/>
    </style:style>
    <style:style style:name="P13" style:family="paragraph" style:parent-style-name="Standard">
      <style:paragraph-properties fo:margin-top="0cm" fo:margin-bottom="0.199cm" loext:contextual-spacing="false"/>
      <style:text-properties officeooo:paragraph-rsid="00212136"/>
    </style:style>
    <style:style style:name="P14" style:family="paragraph" style:parent-style-name="Standard">
      <style:paragraph-properties fo:margin-top="0cm" fo:margin-bottom="0.199cm" loext:contextual-spacing="false"/>
      <style:text-properties officeooo:rsid="00213efe" officeooo:paragraph-rsid="00213efe"/>
    </style:style>
    <style:style style:name="P15" style:family="paragraph" style:parent-style-name="Standard">
      <style:paragraph-properties fo:margin-top="0cm" fo:margin-bottom="0.199cm" loext:contextual-spacing="false"/>
      <style:text-properties officeooo:rsid="002144c2" officeooo:paragraph-rsid="002144c2"/>
    </style:style>
    <style:style style:name="P16" style:family="paragraph" style:parent-style-name="Standard">
      <style:paragraph-properties fo:margin-top="0cm" fo:margin-bottom="0.199cm" loext:contextual-spacing="false"/>
      <style:text-properties officeooo:paragraph-rsid="002144c2"/>
    </style:style>
    <style:style style:name="P17" style:family="paragraph" style:parent-style-name="Standard">
      <style:paragraph-properties fo:margin-top="0cm" fo:margin-bottom="0.199cm" loext:contextual-spacing="false"/>
      <style:text-properties officeooo:rsid="0021e587" officeooo:paragraph-rsid="0021e587"/>
    </style:style>
    <style:style style:name="P18" style:family="paragraph" style:parent-style-name="Standard">
      <style:paragraph-properties fo:margin-top="0cm" fo:margin-bottom="0.199cm" loext:contextual-spacing="false"/>
      <style:text-properties officeooo:paragraph-rsid="0021e587"/>
    </style:style>
    <style:style style:name="P19" style:family="paragraph" style:parent-style-name="Standard">
      <style:paragraph-properties fo:margin-top="0cm" fo:margin-bottom="0.199cm" loext:contextual-spacing="false"/>
      <style:text-properties style:font-name="Liberation Serif" fo:font-size="12pt" officeooo:paragraph-rsid="0026a770" style:font-size-asian="12pt" style:font-size-complex="12pt"/>
    </style:style>
    <style:style style:name="P20" style:family="paragraph" style:parent-style-name="Standard">
      <style:paragraph-properties fo:margin-top="0cm" fo:margin-bottom="0.199cm" loext:contextual-spacing="false"/>
      <style:text-properties style:font-name="Liberation Serif" fo:font-size="12pt" fo:font-style="normal" fo:font-weight="normal" officeooo:rsid="0025076a" officeooo:paragraph-rsid="0025076a" style:font-size-asian="12pt" style:font-style-asian="normal" style:font-weight-asian="normal" style:font-size-complex="12pt" style:font-style-complex="normal" style:font-weight-complex="normal"/>
    </style:style>
    <style:style style:name="P21" style:family="paragraph" style:parent-style-name="Standard">
      <style:paragraph-properties fo:margin-top="0cm" fo:margin-bottom="0.199cm" loext:contextual-spacing="false"/>
      <style:text-properties style:font-name="Liberation Serif" fo:font-size="12pt" fo:font-style="normal" fo:font-weight="normal" officeooo:rsid="0031643f" officeooo:paragraph-rsid="0031643f" style:font-size-asian="12pt" style:font-style-asian="normal" style:font-weight-asian="normal" style:font-size-complex="12pt" style:font-style-complex="normal" style:font-weight-complex="normal"/>
    </style:style>
    <style:style style:name="P22" style:family="paragraph" style:parent-style-name="Standard">
      <style:paragraph-properties fo:margin-top="0cm" fo:margin-bottom="0.199cm" loext:contextual-spacing="false"/>
      <style:text-properties style:font-name="Liberation Serif" fo:font-size="12pt" fo:font-style="normal" fo:font-weight="normal" officeooo:rsid="003651da" officeooo:paragraph-rsid="003651da" style:font-size-asian="12pt" style:font-style-asian="normal" style:font-weight-asian="normal" style:font-size-complex="12pt" style:font-style-complex="normal" style:font-weight-complex="normal"/>
    </style:style>
    <style:style style:name="P23" style:family="paragraph" style:parent-style-name="Standard">
      <style:paragraph-properties fo:margin-top="0cm" fo:margin-bottom="0.199cm" loext:contextual-spacing="false"/>
      <style:text-properties style:font-name="Liberation Serif" fo:font-size="12pt" fo:font-style="normal" fo:font-weight="normal" officeooo:paragraph-rsid="0032ecf7"/>
    </style:style>
    <style:style style:name="P24" style:family="paragraph" style:parent-style-name="Standard">
      <style:paragraph-properties fo:margin-top="0cm" fo:margin-bottom="0.199cm" loext:contextual-spacing="false"/>
      <style:text-properties style:font-name="Liberation Serif" fo:font-size="12pt" fo:font-style="normal" fo:font-weight="normal" officeooo:rsid="00387bfe" officeooo:paragraph-rsid="00387bfe"/>
    </style:style>
    <style:style style:name="P25" style:family="paragraph" style:parent-style-name="Standard">
      <style:paragraph-properties fo:margin-top="0cm" fo:margin-bottom="0.199cm" loext:contextual-spacing="false"/>
      <style:text-properties officeooo:rsid="002272b3" officeooo:paragraph-rsid="002272b3"/>
    </style:style>
    <style:style style:name="P26" style:family="paragraph" style:parent-style-name="Standard">
      <style:paragraph-properties fo:margin-top="0cm" fo:margin-bottom="0.199cm" loext:contextual-spacing="false"/>
      <style:text-properties officeooo:paragraph-rsid="002272b3"/>
    </style:style>
    <style:style style:name="P27" style:family="paragraph" style:parent-style-name="Standard">
      <style:paragraph-properties fo:margin-top="0cm" fo:margin-bottom="0.199cm" loext:contextual-spacing="false"/>
      <style:text-properties officeooo:paragraph-rsid="00246733"/>
    </style:style>
    <style:style style:name="P28" style:family="paragraph" style:parent-style-name="Standard">
      <style:paragraph-properties fo:margin-top="0cm" fo:margin-bottom="0.199cm" loext:contextual-spacing="false"/>
      <style:text-properties officeooo:paragraph-rsid="0025076a"/>
    </style:style>
    <style:style style:name="P29" style:family="paragraph" style:parent-style-name="Standard">
      <style:paragraph-properties fo:margin-top="0cm" fo:margin-bottom="0.199cm" loext:contextual-spacing="false"/>
      <style:text-properties fo:color="#000000" style:font-name="Liberation Serif" fo:font-size="12pt" officeooo:paragraph-rsid="0025076a" style:font-size-asian="12pt" style:font-size-complex="12pt"/>
    </style:style>
    <style:style style:name="P30" style:family="paragraph" style:parent-style-name="Standard">
      <style:paragraph-properties fo:margin-top="0cm" fo:margin-bottom="0.199cm" loext:contextual-spacing="false"/>
      <style:text-properties officeooo:paragraph-rsid="00289ed6"/>
    </style:style>
    <style:style style:name="P31" style:family="paragraph" style:parent-style-name="Standard">
      <style:paragraph-properties fo:margin-top="0cm" fo:margin-bottom="0.199cm" loext:contextual-spacing="false"/>
      <style:text-properties officeooo:paragraph-rsid="002a3deb"/>
    </style:style>
    <style:style style:name="P32" style:family="paragraph" style:parent-style-name="Standard">
      <style:paragraph-properties fo:margin-top="0cm" fo:margin-bottom="0.199cm" loext:contextual-spacing="false"/>
      <style:text-properties officeooo:paragraph-rsid="002b8fca"/>
    </style:style>
    <style:style style:name="P33" style:family="paragraph" style:parent-style-name="Standard">
      <style:paragraph-properties fo:margin-top="0cm" fo:margin-bottom="0.199cm" loext:contextual-spacing="false"/>
      <style:text-properties officeooo:paragraph-rsid="002d058a"/>
    </style:style>
    <style:style style:name="P34" style:family="paragraph" style:parent-style-name="Standard">
      <style:paragraph-properties fo:margin-top="0cm" fo:margin-bottom="0.199cm" loext:contextual-spacing="false"/>
      <style:text-properties officeooo:paragraph-rsid="002d82a8"/>
    </style:style>
    <style:style style:name="P35" style:family="paragraph" style:parent-style-name="Standard">
      <style:paragraph-properties fo:margin-top="0cm" fo:margin-bottom="0.199cm" loext:contextual-spacing="false"/>
      <style:text-properties officeooo:paragraph-rsid="002eaa9e"/>
    </style:style>
    <style:style style:name="P36" style:family="paragraph" style:parent-style-name="Standard">
      <style:paragraph-properties fo:margin-top="0cm" fo:margin-bottom="0.199cm" loext:contextual-spacing="false"/>
      <style:text-properties officeooo:paragraph-rsid="002fde6b"/>
    </style:style>
    <style:style style:name="P37" style:family="paragraph" style:parent-style-name="Standard">
      <style:paragraph-properties fo:margin-top="0cm" fo:margin-bottom="0.199cm" loext:contextual-spacing="false"/>
      <style:text-properties officeooo:paragraph-rsid="0037bcc9"/>
    </style:style>
    <style:style style:name="P38" style:family="paragraph" style:parent-style-name="Standard">
      <style:paragraph-properties fo:margin-top="0cm" fo:margin-bottom="0.199cm" loext:contextual-spacing="false"/>
      <style:text-properties fo:font-variant="normal" fo:text-transform="none" fo:color="#000000" style:font-name="Liberation Serif" fo:letter-spacing="normal" fo:font-style="normal" fo:font-weight="normal" officeooo:rsid="001d5d62" officeooo:paragraph-rsid="001d5d62" loext:padding="0cm" loext:border="none"/>
    </style:style>
    <style:style style:name="P39" style:family="paragraph" style:parent-style-name="Standard">
      <style:paragraph-properties fo:margin-top="0cm" fo:margin-bottom="0.199cm" loext:contextual-spacing="false"/>
      <style:text-properties fo:font-variant="normal" fo:text-transform="none" fo:color="#000000" style:text-outline="false" style:text-line-through-style="none" style:text-line-through-type="none" style:font-name="Liberation Serif" fo:font-size="12pt" fo:letter-spacing="normal" fo:language="en" fo:country="GB" fo:font-style="normal" fo:text-shadow="none" style:text-underline-style="none" fo:font-weight="normal" officeooo:rsid="00314cdf" officeooo:paragraph-rsid="00314cdf" style:font-size-asian="12pt" style:font-style-asian="normal" style:font-weight-asian="normal" style:font-size-complex="12pt" style:text-emphasize="none" loext:padding="0cm" loext:border="none"/>
    </style:style>
    <style:style style:name="P40" style:family="paragraph" style:parent-style-name="Standard">
      <style:paragraph-properties fo:margin-top="0cm" fo:margin-bottom="0.199cm" loext:contextual-spacing="false"/>
      <style:text-properties fo:color="#000000" style:text-outline="false" style:text-line-through-style="none" style:text-line-through-type="none" style:font-name="Liberation Serif" fo:font-size="12pt" fo:font-style="normal" fo:text-shadow="none" style:text-underline-style="none" fo:font-weight="normal" officeooo:rsid="00246733" officeooo:paragraph-rsid="00246733" style:font-size-asian="12pt" style:font-style-asian="normal" style:font-weight-asian="normal" style:text-emphasize="none"/>
    </style:style>
    <style:style style:name="P41" style:family="paragraph" style:parent-style-name="Standard">
      <style:paragraph-properties fo:margin-top="0cm" fo:margin-bottom="0.199cm" loext:contextual-spacing="false"/>
      <style:text-properties fo:color="#000000" style:text-outline="false" style:text-line-through-style="none" style:text-line-through-type="none" style:font-name="Liberation Serif" fo:font-size="12pt" fo:font-style="normal" fo:text-shadow="none" style:text-underline-style="none" fo:font-weight="normal" officeooo:rsid="003651da" officeooo:paragraph-rsid="003651da" style:font-size-asian="12pt" style:font-style-asian="normal" style:font-weight-asian="normal" style:font-size-complex="12pt" style:font-style-complex="normal" style:font-weight-complex="normal" style:text-emphasize="none"/>
    </style:style>
    <style:style style:name="P42" style:family="paragraph" style:parent-style-name="Standard">
      <style:paragraph-properties fo:margin-top="0cm" fo:margin-bottom="0.199cm" loext:contextual-spacing="false"/>
      <style:text-properties fo:color="#000000" style:text-outline="false" style:text-line-through-style="none" style:text-line-through-type="none" fo:language="en" fo:country="GB" fo:font-style="normal" fo:text-shadow="none" style:text-underline-style="none" fo:font-weight="normal" officeooo:rsid="002d058a" officeooo:paragraph-rsid="002d058a" style:font-style-asian="normal" style:font-weight-asian="normal" style:text-emphasize="none" loext:padding="0cm" loext:border="none"/>
    </style:style>
    <style:style style:name="P43" style:family="paragraph" style:parent-style-name="Standard">
      <style:paragraph-properties fo:margin-top="0cm" fo:margin-bottom="0.199cm" loext:contextual-spacing="false"/>
      <style:text-properties fo:color="#000000" style:text-outline="false" style:text-line-through-style="none" style:text-line-through-type="none" fo:text-shadow="none" style:text-underline-style="none" officeooo:rsid="0037bcc9" officeooo:paragraph-rsid="0037bcc9" style:text-emphasize="none"/>
    </style:style>
    <style:style style:name="P44" style:family="paragraph" style:parent-style-name="Standard">
      <style:paragraph-properties fo:margin-top="0cm" fo:margin-bottom="0.199cm" loext:contextual-spacing="false"/>
      <style:text-properties officeooo:paragraph-rsid="003c86a9"/>
    </style:style>
    <style:style style:name="P45" style:family="paragraph" style:parent-style-name="Standard">
      <style:paragraph-properties fo:margin-top="0cm" fo:margin-bottom="0.199cm" loext:contextual-spacing="false"/>
      <style:text-properties officeooo:paragraph-rsid="003cbbe7"/>
    </style:style>
    <style:style style:name="P46" style:family="paragraph" style:parent-style-name="Standard">
      <style:paragraph-properties fo:margin-top="0cm" fo:margin-bottom="0.199cm" loext:contextual-spacing="false"/>
      <style:text-properties officeooo:paragraph-rsid="003cf5a3"/>
    </style:style>
    <style:style style:name="P47" style:family="paragraph" style:parent-style-name="Standard">
      <style:paragraph-properties fo:margin-top="0cm" fo:margin-bottom="0.199cm" loext:contextual-spacing="false"/>
      <style:text-properties officeooo:paragraph-rsid="003ea8f1"/>
    </style:style>
    <style:style style:name="P48" style:family="paragraph" style:parent-style-name="Standard">
      <style:paragraph-properties fo:margin-top="0cm" fo:margin-bottom="0.199cm" loext:contextual-spacing="false"/>
      <style:text-properties officeooo:paragraph-rsid="003fcf55"/>
    </style:style>
    <style:style style:name="P49" style:family="paragraph" style:parent-style-name="Standard">
      <style:paragraph-properties fo:margin-top="0cm" fo:margin-bottom="0.199cm" loext:contextual-spacing="false"/>
      <style:text-properties officeooo:rsid="004177fb" officeooo:paragraph-rsid="004177fb"/>
    </style:style>
    <style:style style:name="P50" style:family="paragraph" style:parent-style-name="Standard">
      <style:paragraph-properties fo:margin-top="0cm" fo:margin-bottom="0.199cm" loext:contextual-spacing="false"/>
      <style:text-properties officeooo:rsid="0042f5ba" officeooo:paragraph-rsid="0042f5ba"/>
    </style:style>
    <style:style style:name="P51" style:family="paragraph" style:parent-style-name="Standard">
      <style:paragraph-properties fo:margin-top="0cm" fo:margin-bottom="0.199cm" loext:contextual-spacing="false"/>
      <style:text-properties officeooo:paragraph-rsid="0042f5ba"/>
    </style:style>
    <style:style style:name="P52" style:family="paragraph" style:parent-style-name="Standard">
      <style:paragraph-properties fo:margin-top="0cm" fo:margin-bottom="0.199cm" loext:contextual-spacing="false"/>
      <style:text-properties officeooo:rsid="00448c0c" officeooo:paragraph-rsid="00448c0c"/>
    </style:style>
    <style:style style:name="P53" style:family="paragraph" style:parent-style-name="Standard">
      <style:paragraph-properties fo:margin-top="0cm" fo:margin-bottom="0.199cm" loext:contextual-spacing="false"/>
      <style:text-properties officeooo:paragraph-rsid="00448c0c"/>
    </style:style>
    <style:style style:name="P54" style:family="paragraph" style:parent-style-name="Standard">
      <style:paragraph-properties fo:margin-top="0cm" fo:margin-bottom="0.199cm" loext:contextual-spacing="false"/>
      <style:text-properties style:font-name="Liberation Serif" officeooo:paragraph-rsid="00448c0c"/>
    </style:style>
    <style:style style:name="P55" style:family="paragraph" style:parent-style-name="Standard">
      <style:paragraph-properties fo:margin-top="0cm" fo:margin-bottom="0.199cm" loext:contextual-spacing="false"/>
      <style:text-properties style:font-name="Liberation Serif" officeooo:paragraph-rsid="0048500e"/>
    </style:style>
    <style:style style:name="P56" style:family="paragraph" style:parent-style-name="Standard">
      <style:paragraph-properties fo:margin-top="0cm" fo:margin-bottom="0.199cm" loext:contextual-spacing="false"/>
      <style:text-properties style:font-name="Liberation Serif" fo:font-size="12pt" officeooo:paragraph-rsid="0048939d" style:font-size-asian="12pt" style:font-size-complex="12pt"/>
    </style:style>
    <style:style style:name="P57" style:family="paragraph" style:parent-style-name="Standard">
      <style:paragraph-properties fo:margin-top="0cm" fo:margin-bottom="0.199cm" loext:contextual-spacing="false"/>
      <style:text-properties style:font-name="Liberation Serif" fo:font-size="12pt" officeooo:paragraph-rsid="004a29fa" style:font-size-asian="12pt" style:font-size-complex="12pt"/>
    </style:style>
    <style:style style:name="P58" style:family="paragraph" style:parent-style-name="Standard">
      <style:paragraph-properties fo:margin-top="0cm" fo:margin-bottom="0.199cm" loext:contextual-spacing="false"/>
      <style:text-properties style:font-name="Liberation Serif" fo:font-size="12pt" officeooo:paragraph-rsid="004b1873" style:font-size-asian="12pt" style:font-size-complex="12pt"/>
    </style:style>
    <style:style style:name="P59" style:family="paragraph" style:parent-style-name="Standard">
      <style:paragraph-properties fo:margin-top="0cm" fo:margin-bottom="0.199cm" loext:contextual-spacing="false"/>
      <style:text-properties style:font-name="Liberation Serif" officeooo:paragraph-rsid="004a29fa"/>
    </style:style>
    <style:style style:name="P60" style:family="paragraph" style:parent-style-name="Standard">
      <style:paragraph-properties fo:margin-top="0cm" fo:margin-bottom="0.199cm" loext:contextual-spacing="false"/>
      <style:text-properties style:font-name="Liberation Serif" officeooo:rsid="004a41e2" officeooo:paragraph-rsid="004a41e2"/>
    </style:style>
    <style:style style:name="P61" style:family="paragraph" style:parent-style-name="Standard">
      <style:paragraph-properties fo:margin-top="0cm" fo:margin-bottom="0.199cm" loext:contextual-spacing="false"/>
      <style:text-properties officeooo:paragraph-rsid="00464a78"/>
    </style:style>
    <style:style style:name="P62" style:family="paragraph" style:parent-style-name="Standard">
      <style:paragraph-properties fo:margin-top="0cm" fo:margin-bottom="0.199cm" loext:contextual-spacing="false"/>
      <style:text-properties officeooo:rsid="00464a78" officeooo:paragraph-rsid="00464a78"/>
    </style:style>
    <style:style style:name="P63" style:family="paragraph" style:parent-style-name="Standard">
      <style:paragraph-properties fo:margin-top="0cm" fo:margin-bottom="0.199cm" loext:contextual-spacing="false"/>
      <style:text-properties officeooo:paragraph-rsid="0046d994"/>
    </style:style>
    <style:style style:name="P64" style:family="paragraph" style:parent-style-name="Standard">
      <style:paragraph-properties fo:margin-top="0cm" fo:margin-bottom="0.199cm" loext:contextual-spacing="false"/>
      <style:text-properties officeooo:paragraph-rsid="00476671"/>
    </style:style>
    <style:style style:name="P65" style:family="paragraph" style:parent-style-name="Standard">
      <style:paragraph-properties fo:margin-top="0cm" fo:margin-bottom="0.199cm" loext:contextual-spacing="false"/>
      <style:text-properties officeooo:rsid="004a29fa" officeooo:paragraph-rsid="004a29fa"/>
    </style:style>
    <style:style style:name="P66" style:family="paragraph" style:parent-style-name="Standard">
      <style:paragraph-properties fo:margin-top="0cm" fo:margin-bottom="0.199cm" loext:contextual-spacing="false"/>
      <style:text-properties officeooo:paragraph-rsid="004a29fa"/>
    </style:style>
    <style:style style:name="P67" style:family="paragraph" style:parent-style-name="Standard">
      <style:paragraph-properties fo:margin-top="0cm" fo:margin-bottom="0.199cm" loext:contextual-spacing="false"/>
      <style:text-properties officeooo:paragraph-rsid="004a41e2"/>
    </style:style>
    <style:style style:name="P68" style:family="paragraph" style:parent-style-name="Standard">
      <style:paragraph-properties fo:margin-top="0cm" fo:margin-bottom="0.199cm" loext:contextual-spacing="false"/>
      <style:text-properties style:font-name="Liberation Serif" fo:font-size="12pt" fo:font-style="normal" fo:font-weight="normal" officeooo:rsid="0026a770" officeooo:paragraph-rsid="0026a770" style:font-size-asian="12pt" style:font-style-asian="normal" style:font-weight-asian="normal" style:font-size-complex="12pt" style:font-style-complex="normal" style:font-weight-complex="normal"/>
    </style:style>
    <style:style style:name="P69" style:family="paragraph" style:parent-style-name="Standard">
      <style:paragraph-properties fo:margin-top="0cm" fo:margin-bottom="0.199cm" loext:contextual-spacing="false"/>
      <style:text-properties style:font-name="Liberation Serif" fo:font-size="12pt" fo:font-style="normal" fo:font-weight="normal" officeooo:rsid="0025076a" officeooo:paragraph-rsid="0025076a"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cm" fo:margin-bottom="0.199cm" loext:contextual-spacing="false"/>
      <style:text-properties officeooo:paragraph-rsid="004b1873"/>
    </style:style>
    <style:style style:name="P71" style:family="paragraph" style:parent-style-name="Standard">
      <style:paragraph-properties fo:margin-top="0cm" fo:margin-bottom="0.199cm" loext:contextual-spacing="false"/>
      <style:text-properties officeooo:paragraph-rsid="004b4597"/>
    </style:style>
    <style:style style:name="P72" style:family="paragraph" style:parent-style-name="Standard">
      <style:paragraph-properties fo:margin-top="0cm" fo:margin-bottom="0.199cm" loext:contextual-spacing="false"/>
      <style:text-properties officeooo:rsid="004b4597" officeooo:paragraph-rsid="004b4597"/>
    </style:style>
    <style:style style:name="P73" style:family="paragraph" style:parent-style-name="Standard">
      <style:paragraph-properties fo:margin-top="0cm" fo:margin-bottom="0.199cm" loext:contextual-spacing="false"/>
      <style:text-properties officeooo:rsid="004bf112" officeooo:paragraph-rsid="004bf112"/>
    </style:style>
    <style:style style:name="P74" style:family="paragraph" style:parent-style-name="Standard">
      <style:paragraph-properties fo:margin-top="0cm" fo:margin-bottom="0.199cm" loext:contextual-spacing="false"/>
      <style:text-properties officeooo:rsid="004bf112" officeooo:paragraph-rsid="004ce36b"/>
    </style:style>
    <style:style style:name="P75" style:family="paragraph" style:parent-style-name="Standard">
      <style:paragraph-properties fo:margin-top="0cm" fo:margin-bottom="0.199cm" loext:contextual-spacing="false"/>
      <style:text-properties officeooo:paragraph-rsid="004bf112"/>
    </style:style>
    <style:style style:name="P76" style:family="paragraph" style:parent-style-name="Standard">
      <style:paragraph-properties fo:margin-top="0cm" fo:margin-bottom="0.199cm" loext:contextual-spacing="false"/>
      <style:text-properties officeooo:rsid="004e2c2f" officeooo:paragraph-rsid="004e2c2f"/>
    </style:style>
    <style:style style:name="P77" style:family="paragraph" style:parent-style-name="Standard">
      <style:paragraph-properties fo:margin-top="0cm" fo:margin-bottom="0.199cm" loext:contextual-spacing="false"/>
      <style:text-properties officeooo:paragraph-rsid="004e2c2f"/>
    </style:style>
    <style:style style:name="P78" style:family="paragraph" style:parent-style-name="Standard">
      <style:paragraph-properties fo:margin-top="0cm" fo:margin-bottom="0.199cm" loext:contextual-spacing="false"/>
      <style:text-properties officeooo:paragraph-rsid="004fcb2b"/>
    </style:style>
    <style:style style:name="P79" style:family="paragraph" style:parent-style-name="Standard">
      <style:paragraph-properties fo:margin-top="0cm" fo:margin-bottom="0.199cm" loext:contextual-spacing="false"/>
      <style:text-properties officeooo:rsid="0050aa44" officeooo:paragraph-rsid="0050aa44"/>
    </style:style>
    <style:style style:name="P80" style:family="paragraph" style:parent-style-name="Standard">
      <style:paragraph-properties fo:margin-top="0cm" fo:margin-bottom="0.199cm" loext:contextual-spacing="false"/>
      <style:text-properties officeooo:paragraph-rsid="0050aa44"/>
    </style:style>
    <style:style style:name="P81" style:family="paragraph" style:parent-style-name="Standard">
      <style:paragraph-properties fo:margin-top="0cm" fo:margin-bottom="0.199cm" loext:contextual-spacing="false"/>
      <style:text-properties officeooo:rsid="0050d85a" officeooo:paragraph-rsid="0050d85a"/>
    </style:style>
    <style:style style:name="P82" style:family="paragraph" style:parent-style-name="Standard">
      <style:paragraph-properties fo:margin-top="0cm" fo:margin-bottom="0.199cm" loext:contextual-spacing="false"/>
      <style:text-properties officeooo:paragraph-rsid="0050d85a"/>
    </style:style>
    <style:style style:name="P83" style:family="paragraph" style:parent-style-name="Standard">
      <style:paragraph-properties fo:margin-top="0cm" fo:margin-bottom="0.199cm" loext:contextual-spacing="false"/>
      <style:text-properties officeooo:paragraph-rsid="005157c1"/>
    </style:style>
    <style:style style:name="P84" style:family="paragraph" style:parent-style-name="Standard">
      <style:paragraph-properties fo:margin-top="0cm" fo:margin-bottom="0.199cm" loext:contextual-spacing="false"/>
      <style:text-properties officeooo:rsid="00528940" officeooo:paragraph-rsid="00528940"/>
    </style:style>
    <style:style style:name="P85" style:family="paragraph" style:parent-style-name="Standard">
      <style:paragraph-properties fo:margin-top="0cm" fo:margin-bottom="0.199cm" loext:contextual-spacing="false"/>
      <style:text-properties officeooo:paragraph-rsid="00528940"/>
    </style:style>
    <style:style style:name="P86" style:family="paragraph" style:parent-style-name="Standard">
      <style:paragraph-properties fo:margin-top="0cm" fo:margin-bottom="0.199cm" loext:contextual-spacing="false"/>
      <style:text-properties officeooo:paragraph-rsid="0053c2cb"/>
    </style:style>
    <style:style style:name="T1" style:family="text">
      <style:text-properties officeooo:rsid="001b212f"/>
    </style:style>
    <style:style style:name="T2" style:family="text">
      <style:text-properties officeooo:rsid="001cc96b"/>
    </style:style>
    <style:style style:name="T3" style:family="text">
      <style:text-properties officeooo:rsid="001d5d62"/>
    </style:style>
    <style:style style:name="T4" style:family="text">
      <style:text-properties fo:font-style="normal" style:font-style-asian="normal" style:font-style-complex="normal"/>
    </style:style>
    <style:style style:name="T5" style:family="text">
      <style:text-properties fo:font-style="normal" officeooo:rsid="001ebc6e" style:font-style-asian="normal" style:font-style-complex="normal"/>
    </style:style>
    <style:style style:name="T6" style:family="text">
      <style:text-properties fo:font-style="italic"/>
    </style:style>
    <style:style style:name="T7" style:family="text">
      <style:text-properties fo:font-style="italic" officeooo:rsid="002026a9"/>
    </style:style>
    <style:style style:name="T8" style:family="text">
      <style:text-properties fo:font-style="italic" officeooo:rsid="0020a4c6"/>
    </style:style>
    <style:style style:name="T9" style:family="text">
      <style:text-properties fo:font-variant="normal" fo:text-transform="none" fo:color="#000000" style:font-name="Liberation Serif" fo:letter-spacing="normal" fo:font-style="normal" fo:font-weight="normal" loext:padding="0cm" loext:border="none"/>
    </style:style>
    <style:style style:name="T10" style:family="text">
      <style:text-properties fo:font-variant="normal" fo:text-transform="none" fo:color="#000000" style:font-name="Liberation Serif" fo:letter-spacing="normal" fo:font-style="italic" fo:font-weight="normal" loext:padding="0cm" loext:border="none"/>
    </style:style>
    <style:style style:name="T11" style:family="text">
      <style:text-properties fo:font-variant="normal" fo:text-transform="none" fo:color="#000000" style:font-name="Liberation Serif" fo:letter-spacing="normal" fo:font-style="italic" fo:font-weight="normal" officeooo:rsid="001d5d62" loext:padding="0cm" loext:border="none"/>
    </style:style>
    <style:style style:name="T12" style:family="text">
      <style:text-properties fo:font-variant="normal" fo:text-transform="none" fo:color="#0000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21e587"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2272b3"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2272b3" style:font-name-asian="Noto Serif CJK SC" style:font-size-asian="12pt" style:font-weight-asian="bold" style:font-name-complex="Lohit Devanagari" style:font-size-complex="12pt" style:font-weight-complex="bold"/>
    </style:style>
    <style:style style:name="T16"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25076a" style:font-size-asian="12pt" style:font-name-complex="Arial1" style:font-size-complex="12pt" style:text-emphasize="none"/>
    </style:style>
    <style:style style:name="T17" style:family="text">
      <style:text-properties fo:font-variant="normal" fo:text-transform="none" fo:color="#000000" style:text-outline="false" style:text-line-through-style="none" style:text-line-through-type="none" style:font-name="Liberation Serif" fo:font-size="12pt" fo:letter-spacing="normal" fo:language="en" fo:country="GB" fo:font-style="normal" fo:text-shadow="none" style:text-underline-style="none" fo:font-weight="normal" style:font-size-asian="12pt" style:font-style-asian="normal" style:font-weight-asian="normal" style:font-size-complex="12pt" style:text-emphasize="none" loext:padding="0cm" loext:border="none"/>
    </style:style>
    <style:style style:name="T18" style:family="text">
      <style:text-properties fo:font-variant="normal" fo:text-transform="none" fo:color="#000000" style:text-outline="false" style:text-line-through-style="none" style:text-line-through-type="none" style:font-name="Liberation Serif" fo:font-size="12pt" fo:language="en" fo:country="GB" fo:font-style="normal" fo:text-shadow="none" style:text-underline-style="none" fo:font-weight="normal" style:font-size-asian="12pt" style:font-style-asian="normal" style:font-weight-asian="normal" style:font-size-complex="12pt" style:text-emphasize="none" loext:padding="0cm" loext:border="none"/>
    </style:style>
    <style:style style:name="T19"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6a770" style:font-name-complex="Arial1" style:text-emphasize="none"/>
    </style:style>
    <style:style style:name="T20"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font-style-asian="normal" style:font-weight-asian="normal" style:font-name-complex="Arial1" style:text-emphasize="none"/>
    </style:style>
    <style:style style:name="T21"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2" style:family="text">
      <style:text-properties fo:font-variant="normal" fo:text-transform="none" fo:color="#000000" style:text-outline="false" style:text-line-through-style="none" style:text-line-through-type="none" fo:letter-spacing="normal" fo:text-shadow="none" style:text-underline-style="none" style:text-blinking="false" style:font-size-asian="12pt" style:font-size-complex="12pt" style:text-emphasize="none"/>
    </style:style>
    <style:style style:name="T23" style:family="text">
      <style:text-properties fo:font-variant="normal" fo:text-transform="none" fo:color="#000000" style:text-outline="false" style:text-line-through-style="none" style:text-line-through-type="none" fo:letter-spacing="normal" fo:text-shadow="none" style:text-underline-style="none" officeooo:rsid="0034b13f" style:text-blinking="false" style:font-size-asian="12pt" style:font-size-complex="12pt" style:text-emphasize="none"/>
    </style:style>
    <style:style style:name="T24"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officeooo:rsid="0048939d" style:font-style-asian="normal" style:font-weight-asian="normal" style:text-emphasize="none" loext:padding="0cm" loext:border="none"/>
    </style:style>
    <style:style style:name="T25"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style:font-style-asian="normal" style:font-weight-asian="normal" style:text-emphasize="none" loext:padding="0cm" loext:border="none"/>
    </style:style>
    <style:style style:name="T26"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officeooo:rsid="004a29fa" style:font-style-asian="normal" style:font-weight-asian="normal" style:text-emphasize="none" loext:padding="0cm" loext:border="none"/>
    </style:style>
    <style:style style:name="T27"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bold" officeooo:rsid="004a29fa" style:font-style-asian="normal" style:font-weight-asian="normal" style:text-emphasize="none" loext:padding="0cm" loext:border="none"/>
    </style:style>
    <style:style style:name="T28" style:family="text">
      <style:text-properties fo:font-variant="normal" fo:text-transform="none" fo:color="#000000" style:text-outline="false" style:text-line-through-style="none" style:text-line-through-type="none" fo:letter-spacing="normal" fo:language="en" fo:country="GB" fo:font-style="italic" fo:text-shadow="none" style:text-underline-style="none" fo:font-weight="normal" officeooo:rsid="004a29fa" style:font-style-asian="normal" style:font-weight-asian="normal" style:text-emphasize="none" loext:padding="0cm" loext:border="none"/>
    </style:style>
    <style:style style:name="T29" style:family="text">
      <style:text-properties fo:font-variant="normal" fo:text-transform="none" fo:color="#000000" style:text-outline="false" style:text-line-through-style="none" style:text-line-through-type="none" fo:font-size="12pt" fo:letter-spacing="normal" fo:language="en" fo:country="GB" fo:font-style="normal" fo:text-shadow="none" style:text-underline-style="none" fo:font-weight="normal" style:font-size-asian="12pt" style:font-style-asian="normal" style:font-weight-asian="normal" style:font-size-complex="12pt" style:text-emphasize="none" loext:padding="0cm" loext:border="none"/>
    </style:style>
    <style:style style:name="T30" style:family="text">
      <style:text-properties fo:font-variant="normal" fo:text-transform="none" fo:color="#000000" style:text-outline="false" style:text-line-through-style="none" style:text-line-through-type="none" fo:font-size="12pt" fo:letter-spacing="normal" fo:language="en" fo:country="GB" fo:font-style="normal" fo:text-shadow="none" style:text-underline-style="none" fo:font-weight="normal" officeooo:rsid="0048500e" style:font-size-asian="12pt" style:font-style-asian="normal" style:font-weight-asian="normal" style:font-size-complex="12pt" style:text-emphasize="none" loext:padding="0cm" loext:border="none"/>
    </style:style>
    <style:style style:name="T31" style:family="text">
      <style:text-properties fo:font-variant="normal" fo:text-transform="none" fo:color="#000000" style:text-outline="false" style:text-line-through-style="none" style:text-line-through-type="none" fo:font-size="12pt" fo:letter-spacing="normal" fo:language="en" fo:country="GB" fo:font-style="normal" fo:text-shadow="none" style:text-underline-style="none" fo:font-weight="normal" officeooo:rsid="004a29fa" style:font-size-asian="12pt" style:font-style-asian="normal" style:font-weight-asian="normal" style:font-size-complex="12pt" style:text-emphasize="none" loext:padding="0cm" loext:border="none"/>
    </style:style>
    <style:style style:name="T32" style:family="text">
      <style:text-properties fo:font-variant="normal" fo:text-transform="none" fo:color="#000000" style:text-outline="false" style:text-line-through-style="none" style:text-line-through-type="none" fo:font-size="12pt" fo:letter-spacing="normal" fo:language="en" fo:country="GB" fo:font-style="normal" fo:text-shadow="none" style:text-underline-style="none" fo:font-weight="normal" officeooo:rsid="004a41e2" style:font-size-asian="12pt" style:font-style-asian="normal" style:font-weight-asian="normal" style:font-size-complex="12pt" style:text-emphasize="none" loext:padding="0cm" loext:border="none"/>
    </style:style>
    <style:style style:name="T33" style:family="text">
      <style:text-properties fo:font-variant="normal" fo:text-transform="none" fo:color="#000000" style:text-outline="false" style:text-line-through-style="none" style:text-line-through-type="none" fo:font-size="12pt" fo:letter-spacing="normal" fo:language="en" fo:country="GB" fo:font-style="normal" fo:text-shadow="none" style:text-underline-style="none" fo:font-weight="bold" style:font-size-asian="12pt" style:font-style-asian="normal" style:font-weight-asian="normal" style:font-size-complex="12pt" style:text-emphasize="none" loext:padding="0cm" loext:border="none"/>
    </style:style>
    <style:style style:name="T34" style:family="text">
      <style:text-properties fo:font-variant="normal" fo:text-transform="none" fo:color="#000000" style:text-outline="false" style:text-line-through-style="none" style:text-line-through-type="none" fo:font-size="12pt" fo:letter-spacing="normal" fo:language="en" fo:country="GB" fo:font-style="italic" fo:text-shadow="none" style:text-underline-style="none" fo:font-weight="normal" style:font-size-asian="12pt" style:font-style-asian="normal" style:font-weight-asian="normal" style:font-size-complex="12pt" style:text-emphasize="none" loext:padding="0cm" loext:border="none"/>
    </style:style>
    <style:style style:name="T35" style:family="text">
      <style:text-properties fo:font-variant="normal" fo:text-transform="none" fo:color="#000000" style:text-outline="false" style:text-line-through-style="none" style:text-line-through-type="none" style:font-name="Liberation Serif" fo:font-size="12pt" fo:letter-spacing="normal" fo:language="en" fo:country="GB" fo:font-style="normal" fo:text-shadow="none" style:text-underline-style="none" fo:font-weight="normal" officeooo:rsid="0048939d" style:font-size-asian="12pt" style:font-style-asian="normal" style:font-weight-asian="normal" style:font-size-complex="12pt" style:text-emphasize="none" loext:padding="0cm" loext:border="none"/>
    </style:style>
    <style:style style:name="T36" style:family="text">
      <style:text-properties fo:font-variant="normal" fo:text-transform="none" fo:color="#000000" style:text-outline="false" style:text-line-through-style="none" style:text-line-through-type="none" style:font-name="Liberation Serif" fo:font-size="12pt" fo:letter-spacing="normal" fo:language="en" fo:country="GB" fo:font-style="normal" fo:text-shadow="none" style:text-underline-style="none" fo:font-weight="normal" officeooo:rsid="004a29fa" style:font-size-asian="12pt" style:font-style-asian="normal" style:font-weight-asian="normal" style:font-size-complex="12pt" style:text-emphasize="none" loext:padding="0cm" loext:border="none"/>
    </style:style>
    <style:style style:name="T37" style:family="text">
      <style:text-properties fo:font-variant="normal" fo:text-transform="none" fo:color="#000000" style:text-outline="false" style:text-line-through-style="none" style:text-line-through-type="none" style:font-name="Liberation Serif" fo:font-size="12pt" fo:letter-spacing="normal" fo:language="en" fo:country="GB" fo:font-style="normal" fo:text-shadow="none" style:text-underline-style="none" fo:font-weight="normal" officeooo:rsid="004a41e2" style:font-size-asian="12pt" style:font-style-asian="normal" style:font-weight-asian="normal" style:font-size-complex="12pt" style:text-emphasize="none" loext:padding="0cm" loext:border="none"/>
    </style:style>
    <style:style style:name="T38" style:family="text">
      <style:text-properties fo:font-variant="normal" fo:text-transform="none" fo:color="#000000" style:text-outline="false" style:text-line-through-style="none" style:text-line-through-type="none" style:font-name="Liberation Serif" fo:font-size="12pt" fo:letter-spacing="normal" fo:language="en" fo:country="GB" fo:font-style="normal" fo:text-shadow="none" style:text-underline-style="none" fo:font-weight="bold" officeooo:rsid="004a41e2" style:font-size-asian="12pt" style:font-style-asian="normal" style:font-weight-asian="normal" style:font-size-complex="12pt" style:text-emphasize="none" loext:padding="0cm" loext:border="none"/>
    </style:style>
    <style:style style:name="T39" style:family="text">
      <style:text-properties fo:font-variant="normal" fo:text-transform="none" fo:color="#000000" style:text-outline="false" style:text-line-through-style="none" style:text-line-through-type="none" style:font-name="Liberation Serif" fo:font-size="12pt" fo:letter-spacing="normal" fo:language="en" fo:country="GB" fo:font-style="italic" fo:text-shadow="none" style:text-underline-style="none" fo:font-weight="normal" officeooo:rsid="004a41e2" style:font-size-asian="12pt" style:font-style-asian="normal" style:font-weight-asian="normal" style:font-size-complex="12pt" style:text-emphasize="none" loext:padding="0cm" loext:border="none"/>
    </style:style>
    <style:style style:name="T40"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4b4597" style:font-size-asian="12pt" style:font-style-asian="normal" style:font-weight-asian="normal" style:font-size-complex="12pt" style:text-emphasize="none"/>
    </style:style>
    <style:style style:name="T41"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text-emphasize="none"/>
    </style:style>
    <style:style style:name="T42"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4bf112" style:font-size-asian="12pt" style:font-style-asian="normal" style:font-weight-asian="normal" style:font-size-complex="12pt" style:text-emphasize="none"/>
    </style:style>
    <style:style style:name="T43"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4e2c2f" style:font-size-asian="12pt" style:font-style-asian="normal" style:font-weight-asian="normal" style:font-size-complex="12pt" style:text-emphasize="none"/>
    </style:style>
    <style:style style:name="T44"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4fcb2b" style:font-size-asian="12pt" style:font-style-asian="normal" style:font-weight-asian="normal" style:font-size-complex="12pt" style:text-emphasize="none"/>
    </style:style>
    <style:style style:name="T45"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50aa44" style:font-size-asian="12pt" style:font-style-asian="normal" style:font-weight-asian="normal" style:font-size-complex="12pt" style:text-emphasize="none"/>
    </style:style>
    <style:style style:name="T46"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50d85a" style:font-size-asian="12pt" style:font-style-asian="normal" style:font-weight-asian="normal" style:font-size-complex="12pt" style:text-emphasize="none"/>
    </style:style>
    <style:style style:name="T47"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bold" style:font-size-asian="12pt" style:font-style-asian="normal" style:font-weight-asian="normal" style:font-size-complex="12pt" style:text-emphasize="none"/>
    </style:style>
    <style:style style:name="T48"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bold" officeooo:rsid="004e2c2f" style:font-size-asian="12pt" style:font-style-asian="normal" style:font-weight-asian="normal" style:font-size-complex="12pt" style:text-emphasize="none"/>
    </style:style>
    <style:style style:name="T49" style:family="text">
      <style:text-properties fo:font-variant="normal" fo:text-transform="none" fo:color="#000000" style:text-outline="false" style:text-line-through-style="none" style:text-line-through-type="none" style:font-name="Liberation Serif" fo:font-size="12pt" fo:letter-spacing="normal" fo:font-style="italic" fo:text-shadow="none" style:text-underline-style="none" fo:font-weight="normal" style:font-size-asian="12pt" style:font-style-asian="normal" style:font-weight-asian="normal" style:font-size-complex="12pt" style:text-emphasize="none"/>
    </style:style>
    <style:style style:name="T50" style:family="text">
      <style:text-properties fo:font-variant="normal" fo:text-transform="none" fo:color="#000000" style:text-outline="false" style:text-line-through-style="none" style:text-line-through-type="none" style:font-name="Liberation Serif" fo:font-size="12pt" fo:letter-spacing="normal" fo:font-style="italic" fo:text-shadow="none" style:text-underline-style="none" fo:font-weight="normal" officeooo:rsid="004e2c2f" style:font-size-asian="12pt" style:font-style-asian="normal" style:font-weight-asian="normal" style:font-size-complex="12pt" style:text-emphasize="none"/>
    </style:style>
    <style:style style:name="T51" style:family="text">
      <style:text-properties fo:font-variant="normal" fo:text-transform="none" fo:color="#000000" style:text-outline="false" style:text-line-through-style="none" style:text-line-through-type="none" style:text-position="super 58%" style:font-name="Liberation Serif" fo:font-size="12pt" fo:letter-spacing="normal" fo:font-style="normal" fo:text-shadow="none" style:text-underline-style="none" fo:font-weight="normal" style:font-size-asian="12pt" style:font-style-asian="normal" style:font-weight-asian="normal" style:font-size-complex="12pt" style:text-emphasize="none"/>
    </style:style>
    <style:style style:name="T52" style:family="text">
      <style:text-properties fo:font-variant="normal" fo:text-transform="none" style:text-outline="false" style:text-line-through-style="none" style:text-line-through-type="none" fo:font-style="normal" fo:text-shadow="none" style:text-underline-style="none" fo:font-weight="normal" style:font-name-complex="Arial1" style:text-emphasize="none" loext:padding="0cm" loext:border="none"/>
    </style:style>
    <style:style style:name="T53" style:family="text">
      <style:text-properties fo:font-variant="normal" fo:text-transform="none" style:text-outline="false" style:text-line-through-style="none" style:text-line-through-type="none" fo:font-style="normal" fo:text-shadow="none" style:text-underline-style="none" fo:font-weight="normal" officeooo:rsid="0025076a" style:font-name-complex="Arial1" style:text-emphasize="none" loext:padding="0cm" loext:border="none"/>
    </style:style>
    <style:style style:name="T54" style:family="text">
      <style:text-properties fo:font-variant="normal" fo:text-transform="none" style:text-outline="false" style:text-line-through-style="none" style:text-line-through-type="none" fo:letter-spacing="normal" fo:font-style="normal" fo:text-shadow="none" style:text-underline-style="none" fo:font-weight="normal" style:font-name-complex="Arial1" style:text-emphasize="none"/>
    </style:style>
    <style:style style:name="T55" style:family="text">
      <style:text-properties fo:font-variant="normal" fo:text-transform="none" style:text-outline="false" style:text-line-through-style="none" style:text-line-through-type="none" fo:letter-spacing="normal" fo:font-style="normal" fo:text-shadow="none" style:text-underline-style="none" fo:font-weight="normal" officeooo:rsid="0025076a" style:font-name-complex="Arial1" style:text-emphasize="none"/>
    </style:style>
    <style:style style:name="T56" style:family="text">
      <style:text-properties fo:font-variant="normal" fo:text-transform="none" style:text-outline="false" style:text-line-through-style="none" style:text-line-through-type="none" fo:letter-spacing="normal" fo:font-style="normal" fo:text-shadow="none" style:text-underline-style="none" fo:font-weight="normal" style:font-name-complex="Arial1" style:text-emphasize="none" loext:padding="0cm" loext:border="none"/>
    </style:style>
    <style:style style:name="T57" style:family="text">
      <style:text-properties fo:font-variant="normal" fo:text-transform="none" style:text-outline="false" style:text-line-through-style="none" style:text-line-through-type="none" fo:letter-spacing="normal" fo:font-style="normal" fo:text-shadow="none" style:text-underline-style="none" fo:font-weight="bold" style:font-name-complex="Arial1" style:text-emphasize="none"/>
    </style:style>
    <style:style style:name="T58" style:family="text">
      <style:text-properties fo:font-variant="normal" fo:text-transform="none" style:text-outline="false" style:text-line-through-style="none" style:text-line-through-type="none" fo:letter-spacing="normal" fo:font-style="italic" fo:text-shadow="none" style:text-underline-style="none" fo:font-weight="normal" style:font-name-complex="Arial1" style:text-emphasize="none"/>
    </style:style>
    <style:style style:name="T59" style:family="text">
      <style:text-properties style:font-name="Liberation Serif" officeooo:rsid="001d5d62"/>
    </style:style>
    <style:style style:name="T60" style:family="text">
      <style:text-properties style:font-name="Liberation Serif" fo:font-size="12pt" officeooo:rsid="0021e587" style:font-size-asian="12pt" style:font-size-complex="12pt"/>
    </style:style>
    <style:style style:name="T61" style:family="text">
      <style:text-properties style:font-name="Liberation Serif" officeooo:rsid="00246733"/>
    </style:style>
    <style:style style:name="T62" style:family="text">
      <style:text-properties officeooo:rsid="001dc7fd"/>
    </style:style>
    <style:style style:name="T63" style:family="text">
      <style:text-properties officeooo:rsid="001ebc6e"/>
    </style:style>
    <style:style style:name="T64" style:family="text">
      <style:text-properties fo:font-weight="bold"/>
    </style:style>
    <style:style style:name="T65" style:family="text">
      <style:text-properties officeooo:rsid="002026a9"/>
    </style:style>
    <style:style style:name="T66" style:family="text">
      <style:text-properties officeooo:rsid="0020a4c6"/>
    </style:style>
    <style:style style:name="T67" style:family="text">
      <style:text-properties officeooo:rsid="00212136"/>
    </style:style>
    <style:style style:name="T68" style:family="text">
      <style:text-properties officeooo:rsid="002144c2"/>
    </style:style>
    <style:style style:name="T69" style:family="text">
      <style:text-properties officeooo:rsid="0021e587"/>
    </style:style>
    <style:style style:name="T70" style:family="text">
      <style:text-properties officeooo:rsid="002272b3"/>
    </style:style>
    <style:style style:name="T71" style:family="text">
      <style:text-properties officeooo:rsid="00246733"/>
    </style:style>
    <style:style style:name="T72"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text-emphasize="none"/>
    </style:style>
    <style:style style:name="T73" style:family="text">
      <style:text-properties style:text-outline="false" style:text-line-through-style="none" style:text-line-through-type="none" style:font-name="Liberation Serif" fo:font-size="12pt" fo:font-style="normal" fo:text-shadow="none" style:text-underline-style="none" fo:font-weight="normal" officeooo:rsid="00246733" style:font-size-asian="12pt" style:font-style-asian="normal" style:font-weight-asian="normal" style:text-emphasize="none"/>
    </style:style>
    <style:style style:name="T74" style:family="text">
      <style:text-properties style:text-outline="false" style:text-line-through-style="none" style:text-line-through-type="none" fo:font-style="normal" fo:text-shadow="none" style:text-underline-style="none" fo:font-weight="normal" officeooo:rsid="0025076a" style:font-style-asian="normal" style:font-weight-asian="normal" style:font-name-complex="Arial1" style:font-style-complex="normal" style:font-weight-complex="normal" style:text-emphasize="none"/>
    </style:style>
    <style:style style:name="T75" style:family="text">
      <style:text-properties style:text-outline="false" style:text-line-through-style="none" style:text-line-through-type="none" fo:font-style="italic" fo:text-shadow="none" style:text-underline-style="none" fo:font-weight="normal" style:font-name-complex="Arial1" style:text-emphasize="none" loext:padding="0cm" loext:border="none"/>
    </style:style>
    <style:style style:name="T76" style:family="text">
      <style:text-properties style:text-outline="false" style:text-line-through-style="none" style:text-line-through-type="none" fo:font-size="12pt" fo:font-style="normal" fo:text-shadow="none" style:text-underline-style="none" fo:font-weight="normal" officeooo:rsid="004a29fa" style:font-size-asian="12pt" style:font-style-asian="normal" style:font-weight-asian="normal" style:text-emphasize="none"/>
    </style:style>
    <style:style style:name="T77"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text-emphasize="none"/>
    </style:style>
    <style:style style:name="T78" style:family="text">
      <style:text-properties fo:color="#000000" style:text-outline="false" style:text-line-through-style="none" style:text-line-through-type="none" style:font-name="Liberation Serif" fo:font-size="12pt" fo:font-style="normal" fo:text-shadow="none" style:text-underline-style="none" fo:font-weight="normal" officeooo:rsid="00289ed6" style:font-size-asian="12pt" style:font-style-asian="normal" style:font-weight-asian="normal" style:font-size-complex="12pt" style:text-emphasize="none"/>
    </style:style>
    <style:style style:name="T7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text-emphasize="none"/>
    </style:style>
    <style:style style:name="T80" style:family="text">
      <style:text-properties fo:color="#000000" style:text-outline="false" style:text-line-through-style="none" style:text-line-through-type="none" style:font-name="Liberation Serif" fo:font-size="12pt" fo:font-style="normal" fo:text-shadow="none" style:text-underline-style="none" fo:font-weight="normal" officeooo:rsid="002a3deb" style:font-size-asian="12pt" style:font-style-asian="normal" style:font-weight-asian="normal" style:font-size-complex="12pt" style:font-style-complex="normal" style:text-emphasize="none"/>
    </style:style>
    <style:style style:name="T81"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style>
    <style:style style:name="T82" style:family="text">
      <style:text-properties fo:color="#000000" style:text-outline="false" style:text-line-through-style="none" style:text-line-through-type="none" style:font-name="Liberation Serif" fo:font-size="12pt" fo:font-style="normal" fo:text-shadow="none" style:text-underline-style="none" fo:font-weight="normal" officeooo:rsid="0037bcc9" style:font-size-asian="12pt" style:font-style-asian="normal" style:font-weight-asian="normal" style:font-size-complex="12pt" style:font-style-complex="normal" style:font-weight-complex="normal" style:text-emphasize="none"/>
    </style:style>
    <style:style style:name="T83" style:family="text">
      <style:text-properties fo:color="#000000" style:text-outline="false" style:text-line-through-style="none" style:text-line-through-type="none" style:font-name="Liberation Serif" fo:font-size="12pt" fo:font-style="normal" fo:text-shadow="none" style:text-underline-style="none" fo:font-weight="normal" officeooo:rsid="004b1873" style:font-size-asian="12pt" style:font-style-asian="normal" style:font-weight-asian="normal" style:font-size-complex="12pt" style:font-style-complex="normal" style:font-weight-complex="normal" style:text-emphasize="none"/>
    </style:style>
    <style:style style:name="T84" style:family="text">
      <style:text-properties fo:color="#000000" style:text-outline="false" style:text-line-through-style="none" style:text-line-through-type="none" style:font-name="Liberation Serif" fo:font-size="12pt" fo:font-style="normal" fo:text-shadow="none" style:text-underline-style="none" fo:font-weight="normal" officeooo:rsid="005157c1" style:font-size-asian="12pt" style:font-style-asian="normal" style:font-weight-asian="normal" style:font-name-complex="Arial1" style:font-size-complex="12pt" style:font-style-complex="normal" style:font-weight-complex="normal" style:text-emphasize="none"/>
    </style:style>
    <style:style style:name="T85" style:family="text">
      <style:text-properties fo:color="#000000"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text-emphasize="none"/>
    </style:style>
    <style:style style:name="T86" style:family="text">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2eaa9e" style:font-size-asian="12pt" style:font-style-asian="normal" style:font-weight-asian="normal" style:font-size-complex="12pt" style:text-emphasize="none" loext:padding="0cm" loext:border="none"/>
    </style:style>
    <style:style style:name="T87" style:family="text">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2fde6b" style:font-size-asian="12pt" style:font-style-asian="normal" style:font-weight-asian="normal" style:font-size-complex="12pt" style:text-emphasize="none" loext:padding="0cm" loext:border="none"/>
    </style:style>
    <style:style style:name="T88" style:family="text">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2a3deb" style:font-size-asian="12pt" style:font-style-asian="normal" style:font-weight-asian="normal" style:font-size-complex="12pt" style:font-style-complex="normal" style:text-emphasize="none" loext:padding="0cm" loext:border="none"/>
    </style:style>
    <style:style style:name="T89" style:family="text">
      <style:text-properties fo:color="#000000" style:text-outline="false" style:text-line-through-style="none" style:text-line-through-type="none" style:font-name="Liberation Serif" fo:font-size="12pt" fo:language="en" fo:country="GB" fo:font-style="normal" fo:text-shadow="none" style:text-underline-style="none" fo:font-weight="normal" style:font-size-asian="12pt" style:font-style-asian="normal" style:font-weight-asian="normal" style:font-size-complex="12pt" style:font-style-complex="normal" style:text-emphasize="none" loext:padding="0cm" loext:border="none"/>
    </style:style>
    <style:style style:name="T90" style:family="text">
      <style:text-properties fo:color="#000000" style:text-outline="false" style:text-line-through-style="none" style:text-line-through-type="none" style:font-name="Liberation Serif" fo:font-size="12pt" fo:language="en" fo:country="GB" fo:font-style="italic" fo:text-shadow="none" style:text-underline-style="none" fo:font-weight="normal" style:font-size-asian="12pt" style:font-weight-asian="normal" style:font-size-complex="12pt" style:text-emphasize="none" loext:padding="0cm" loext:border="none"/>
    </style:style>
    <style:style style:name="T91" style:family="text">
      <style:text-properties fo:color="#000000" style:text-outline="false" style:text-line-through-style="none" style:text-line-through-type="none" style:font-name="Liberation Serif" fo:font-size="12pt" fo:language="en" fo:country="GB" fo:font-style="italic" fo:text-shadow="none" style:text-underline-style="none" fo:font-weight="normal" style:font-size-asian="12pt" style:font-style-asian="normal" style:font-weight-asian="normal" style:font-size-complex="12pt" style:text-emphasize="none" loext:padding="0cm" loext:border="none"/>
    </style:style>
    <style:style style:name="T92"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text-emphasize="none"/>
    </style:style>
    <style:style style:name="T93" style:family="text">
      <style:text-properties fo:color="#000000" style:text-outline="false" style:text-line-through-style="none" style:text-line-through-type="none" fo:font-size="12pt" fo:font-style="normal" fo:text-shadow="none" style:text-underline-style="none" fo:font-weight="normal" officeooo:rsid="00464a78" style:font-size-asian="12pt" style:font-style-asian="normal" style:font-weight-asian="normal" style:text-emphasize="none"/>
    </style:style>
    <style:style style:name="T94"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5" style:family="text">
      <style:text-properties fo:color="#000000" style:text-outline="false" style:text-line-through-style="none" style:text-line-through-type="none" fo:font-size="12pt" fo:font-style="normal" fo:text-shadow="none" style:text-underline-style="none" fo:font-weight="normal" officeooo:rsid="00464a78" style:font-size-asian="12pt" style:font-style-asian="normal" style:font-weight-asian="normal" style:font-size-complex="12pt" style:text-emphasize="none"/>
    </style:style>
    <style:style style:name="T96" style:family="text">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normal" style:text-emphasize="none"/>
    </style:style>
    <style:style style:name="T97" style:family="text">
      <style:text-properties fo:color="#000000" style:text-outline="false" style:text-line-through-style="none" style:text-line-through-type="none" fo:font-size="12pt" fo:font-style="italic" fo:text-shadow="none" style:text-underline-style="none" fo:font-weight="normal" style:font-size-asian="12pt" style:font-style-asian="normal" style:font-weight-asian="normal" style:text-emphasize="none"/>
    </style:style>
    <style:style style:name="T98" style:family="text">
      <style:text-properties fo:color="#000000" style:text-outline="false" style:text-line-through-style="none" style:text-line-through-type="none" fo:font-size="12pt" fo:language="en" fo:country="GB" fo:font-style="normal" fo:text-shadow="none" style:text-underline-style="none" fo:font-weight="normal" style:font-size-asian="12pt" style:font-style-asian="normal" style:font-weight-asian="normal" style:font-size-complex="12pt" style:text-emphasize="none" loext:padding="0cm" loext:border="none"/>
    </style:style>
    <style:style style:name="T99" style:family="text">
      <style:text-properties fo:color="#000000" style:text-outline="false" style:text-line-through-style="none" style:text-line-through-type="none" fo:font-size="12pt" fo:language="en" fo:country="GB" fo:font-style="normal" fo:text-shadow="none" style:text-underline-style="none" fo:font-weight="normal" officeooo:rsid="00464a78" style:font-size-asian="12pt" style:font-style-asian="normal" style:font-weight-asian="normal" style:font-size-complex="12pt" style:text-emphasize="none" loext:padding="0cm" loext:border="none"/>
    </style:style>
    <style:style style:name="T100" style:family="text">
      <style:text-properties fo:color="#000000" style:text-outline="false" style:text-line-through-style="none" style:text-line-through-type="none" fo:font-size="12pt" fo:language="en" fo:country="GB" fo:font-style="normal" fo:text-shadow="none" style:text-underline-style="none" fo:font-weight="normal" officeooo:rsid="0046d994" style:font-size-asian="12pt" style:font-style-asian="normal" style:font-weight-asian="normal" style:font-size-complex="12pt" style:text-emphasize="none" loext:padding="0cm" loext:border="none"/>
    </style:style>
    <style:style style:name="T101" style:family="text">
      <style:text-properties fo:color="#000000" style:text-outline="false" style:text-line-through-style="none" style:text-line-through-type="none" fo:font-size="12pt" fo:language="en" fo:country="GB" fo:font-style="normal" fo:text-shadow="none" style:text-underline-style="none" fo:font-weight="normal" officeooo:rsid="0048500e" style:font-size-asian="12pt" style:font-style-asian="normal" style:font-weight-asian="normal" style:font-size-complex="12pt" style:text-emphasize="none" loext:padding="0cm" loext:border="none"/>
    </style:style>
    <style:style style:name="T102" style:family="text">
      <style:text-properties fo:color="#000000" style:text-outline="false" style:text-line-through-style="none" style:text-line-through-type="none" fo:font-size="12pt" fo:language="en" fo:country="GB" fo:font-style="normal" fo:text-shadow="none" style:text-underline-style="none" fo:font-weight="bold" style:font-size-asian="12pt" style:font-style-asian="normal" style:font-weight-asian="normal" style:font-size-complex="12pt" style:text-emphasize="none" loext:padding="0cm" loext:border="none"/>
    </style:style>
    <style:style style:name="T103" style:family="text">
      <style:text-properties fo:color="#000000" style:text-outline="false" style:text-line-through-style="none" style:text-line-through-type="none" fo:font-size="12pt" fo:language="en" fo:country="GB" fo:font-style="italic" fo:text-shadow="none" style:text-underline-style="none" fo:font-weight="normal" style:font-size-asian="12pt" style:font-style-asian="normal" style:font-weight-asian="normal" style:font-size-complex="12pt" style:text-emphasize="none" loext:padding="0cm" loext:border="none"/>
    </style:style>
    <style:style style:name="T104" style:family="text">
      <style:text-properties fo:color="#000000" style:text-outline="false" style:text-line-through-style="none" style:text-line-through-type="none" fo:font-size="12pt" fo:language="en" fo:country="GB" fo:font-style="italic" fo:text-shadow="none" style:text-underline-style="none" fo:font-weight="normal" officeooo:rsid="00464a78" style:font-size-asian="12pt" style:font-style-asian="normal" style:font-weight-asian="normal" style:font-size-complex="12pt" style:text-emphasize="none" loext:padding="0cm" loext:border="none"/>
    </style:style>
    <style:style style:name="T105" style:family="text">
      <style:text-properties fo:color="#000000" style:text-outline="false" style:text-line-through-style="none" style:text-line-through-type="none" fo:font-size="12pt" fo:language="tr" fo:country="TR" fo:font-style="normal" fo:text-shadow="none" style:text-underline-style="none" fo:font-weight="normal" style:font-size-asian="12pt" style:font-style-asian="normal" style:font-weight-asian="normal" style:font-size-complex="12pt" style:text-emphasize="none" loext:padding="0cm" loext:border="none"/>
    </style:style>
    <style:style style:name="T106" style:family="text">
      <style:text-properties fo:color="#000000" style:text-outline="false" style:text-line-through-style="none" style:text-line-through-type="none" fo:text-shadow="none" style:text-underline-style="none" style:text-emphasize="none"/>
    </style:style>
    <style:style style:name="T107" style:family="text">
      <style:text-properties fo:color="#000000" style:text-outline="false" style:text-line-through-style="none" style:text-line-through-type="none" fo:text-shadow="none" style:text-underline-style="none" officeooo:rsid="00246733" style:text-emphasize="none"/>
    </style:style>
    <style:style style:name="T108" style:family="text">
      <style:text-properties fo:color="#000000" style:text-outline="false" style:text-line-through-style="none" style:text-line-through-type="none" fo:text-shadow="none" style:text-underline-style="none" officeooo:rsid="0037bcc9" style:text-emphasize="none"/>
    </style:style>
    <style:style style:name="T109" style:family="text">
      <style:text-properties fo:color="#000000" style:text-outline="false" style:text-line-through-style="none" style:text-line-through-type="none" fo:text-shadow="none" style:text-underline-style="none" officeooo:rsid="003c86a9" style:text-emphasize="none"/>
    </style:style>
    <style:style style:name="T110" style:family="text">
      <style:text-properties fo:color="#000000" style:text-outline="false" style:text-line-through-style="none" style:text-line-through-type="none" fo:text-shadow="none" style:text-underline-style="none" officeooo:rsid="004b1873" style:text-emphasize="none"/>
    </style:style>
    <style:style style:name="T111" style:family="text">
      <style:text-properties fo:color="#000000" style:text-outline="false" style:text-line-through-style="none" style:text-line-through-type="none" fo:text-shadow="none" style:text-underline-style="none" style:font-name-complex="Arial1" style:text-emphasize="none"/>
    </style:style>
    <style:style style:name="T112" style:family="text">
      <style:text-properties fo:color="#000000" style:text-outline="false" style:text-line-through-style="none" style:text-line-through-type="none" fo:text-shadow="none" style:text-underline-style="none" officeooo:rsid="00528940" style:font-name-complex="Arial1" style:text-emphasize="none"/>
    </style:style>
    <style:style style:name="T113" style:family="text">
      <style:text-properties fo:color="#000000" style:text-outline="false" style:text-line-through-style="none" style:text-line-through-type="none" fo:text-shadow="none" style:text-underline-style="none" style:font-size-asian="12pt" style:font-style-asian="normal" style:font-weight-asian="normal" style:font-size-complex="12pt" style:font-style-complex="normal" style:font-weight-complex="normal" style:text-emphasize="none"/>
    </style:style>
    <style:style style:name="T114" style:family="text">
      <style:text-properties fo:color="#000000" style:text-outline="false" style:text-line-through-style="none" style:text-line-through-type="none" fo:text-shadow="none" style:text-underline-style="none" officeooo:rsid="0032ecf7" style:font-size-asian="12pt" style:font-style-asian="normal" style:font-weight-asian="normal" style:font-size-complex="12pt" style:font-style-complex="normal" style:font-weight-complex="normal" style:text-emphasize="none"/>
    </style:style>
    <style:style style:name="T115" style:family="text">
      <style:text-properties fo:color="#000000" style:text-outline="false" style:text-line-through-style="none" style:text-line-through-type="none" fo:text-shadow="none" style:text-underline-style="none" fo:font-weight="bold" style:text-emphasize="none"/>
    </style:style>
    <style:style style:name="T116"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17" style:family="text">
      <style:text-properties fo:color="#000000" style:text-outline="false" style:text-line-through-style="none" style:text-line-through-type="none" fo:font-style="normal" fo:text-shadow="none" style:text-underline-style="none" fo:font-weight="normal" officeooo:rsid="0026a770" style:font-style-asian="normal" style:font-weight-asian="normal" style:text-emphasize="none"/>
    </style:style>
    <style:style style:name="T118" style:family="text">
      <style:text-properties fo:color="#000000" style:text-outline="false" style:text-line-through-style="none" style:text-line-through-type="none" fo:font-style="normal" fo:text-shadow="none" style:text-underline-style="none" fo:font-weight="normal" officeooo:rsid="00289ed6" style:font-style-asian="normal" style:font-weight-asian="normal" style:text-emphasize="none"/>
    </style:style>
    <style:style style:name="T119" style:family="text">
      <style:text-properties fo:color="#000000" style:text-outline="false" style:text-line-through-style="none" style:text-line-through-type="none" fo:font-style="normal" fo:text-shadow="none" style:text-underline-style="none" fo:font-weight="normal" officeooo:rsid="002a3deb" style:font-style-asian="normal" style:font-weight-asian="normal" style:text-emphasize="none"/>
    </style:style>
    <style:style style:name="T120"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21" style:family="text">
      <style:text-properties fo:color="#000000" style:text-outline="false" style:text-line-through-style="none" style:text-line-through-type="none" fo:font-style="normal" fo:text-shadow="none" style:text-underline-style="none" fo:font-weight="bold" style:font-style-asian="normal" style:font-weight-asian="normal" style:text-emphasize="none"/>
    </style:style>
    <style:style style:name="T122" style:family="text">
      <style:text-properties fo:color="#000000" style:text-outline="false" style:text-line-through-style="none" style:text-line-through-type="none" fo:font-style="italic" fo:text-shadow="none" style:text-underline-style="none" fo:font-weight="normal" style:font-style-asian="italic" style:font-weight-asian="normal" style:text-emphasize="none"/>
    </style:style>
    <style:style style:name="T123" style:family="text">
      <style:text-properties fo:color="#000000" style:text-outline="false" style:text-line-through-style="none" style:text-line-through-type="none" fo:font-style="italic" fo:text-shadow="none" style:text-underline-style="none" fo:font-weight="normal" style:font-style-asian="normal" style:font-weight-asian="normal" style:text-emphasize="none"/>
    </style:style>
    <style:style style:name="T124" style:family="text">
      <style:text-properties fo:color="#000000" style:text-outline="false" style:text-line-through-style="none" style:text-line-through-type="none" fo:font-style="italic" fo:text-shadow="none" style:text-underline-style="none" fo:font-weight="normal" officeooo:rsid="00289ed6" style:font-style-asian="normal" style:font-weight-asian="normal" style:text-emphasize="none"/>
    </style:style>
    <style:style style:name="T125" style:family="text">
      <style:text-properties fo:color="#000000" style:text-outline="false" style:text-line-through-style="none" style:text-line-through-type="none" fo:font-style="italic" fo:text-shadow="none" style:text-underline-style="none" style:text-emphasize="none"/>
    </style:style>
    <style:style style:name="T126" style:family="text">
      <style:text-properties fo:color="#000000" style:text-outline="false" style:text-line-through-style="none" style:text-line-through-type="none" fo:language="en" fo:country="GB" fo:font-style="normal" fo:text-shadow="none" style:text-underline-style="none" fo:font-weight="normal" style:font-style-asian="normal" style:font-weight-asian="normal" style:text-emphasize="none" loext:padding="0cm" loext:border="none"/>
    </style:style>
    <style:style style:name="T127" style:family="text">
      <style:text-properties fo:color="#000000" style:text-outline="false" style:text-line-through-style="none" style:text-line-through-type="none" fo:language="en" fo:country="GB" fo:font-style="normal" fo:text-shadow="none" style:text-underline-style="none" fo:font-weight="normal" officeooo:rsid="002a3deb" style:font-style-asian="normal" style:font-weight-asian="normal" style:text-emphasize="none" loext:padding="0cm" loext:border="none"/>
    </style:style>
    <style:style style:name="T128" style:family="text">
      <style:text-properties fo:color="#000000" style:text-outline="false" style:text-line-through-style="none" style:text-line-through-type="none" fo:language="en" fo:country="GB" fo:font-style="normal" fo:text-shadow="none" style:text-underline-style="none" fo:font-weight="normal" officeooo:rsid="002b8fca" style:font-style-asian="normal" style:font-weight-asian="normal" style:text-emphasize="none" loext:padding="0cm" loext:border="none"/>
    </style:style>
    <style:style style:name="T129" style:family="text">
      <style:text-properties fo:color="#000000" style:text-outline="false" style:text-line-through-style="none" style:text-line-through-type="none" fo:language="en" fo:country="GB" fo:font-style="normal" fo:text-shadow="none" style:text-underline-style="none" fo:font-weight="normal" officeooo:rsid="002d058a" style:font-style-asian="normal" style:font-weight-asian="normal" style:text-emphasize="none" loext:padding="0cm" loext:border="none"/>
    </style:style>
    <style:style style:name="T130" style:family="text">
      <style:text-properties fo:color="#000000" style:text-outline="false" style:text-line-through-style="none" style:text-line-through-type="none" fo:language="en" fo:country="GB" fo:font-style="normal" fo:text-shadow="none" style:text-underline-style="none" fo:font-weight="normal" officeooo:rsid="002d82a8" style:font-style-asian="normal" style:font-weight-asian="normal" style:text-emphasize="none" loext:padding="0cm" loext:border="none"/>
    </style:style>
    <style:style style:name="T131" style:family="text">
      <style:text-properties fo:color="#000000" style:text-outline="false" style:text-line-through-style="none" style:text-line-through-type="none" fo:language="en" fo:country="GB" fo:font-style="normal" fo:text-shadow="none" style:text-underline-style="none" fo:font-weight="normal" officeooo:rsid="002eaa9e" style:font-style-asian="normal" style:font-weight-asian="normal" style:text-emphasize="none" loext:padding="0cm" loext:border="none"/>
    </style:style>
    <style:style style:name="T132" style:family="text">
      <style:text-properties fo:color="#000000" style:text-outline="false" style:text-line-through-style="none" style:text-line-through-type="none" fo:language="en" fo:country="GB" fo:font-style="normal" fo:text-shadow="none" style:text-underline-style="none" fo:font-weight="normal" officeooo:rsid="0046d994" style:font-style-asian="normal" style:font-weight-asian="normal" style:text-emphasize="none" loext:padding="0cm" loext:border="none"/>
    </style:style>
    <style:style style:name="T133" style:family="text">
      <style:text-properties fo:color="#000000" style:text-outline="false" style:text-line-through-style="none" style:text-line-through-type="none" fo:language="en" fo:country="GB" fo:font-style="normal" fo:text-shadow="none" style:text-underline-style="none" fo:font-weight="normal" officeooo:rsid="00476671" style:font-style-asian="normal" style:font-weight-asian="normal" style:text-emphasize="none" loext:padding="0cm" loext:border="none"/>
    </style:style>
    <style:style style:name="T134" style:family="text">
      <style:text-properties fo:color="#000000" style:text-outline="false" style:text-line-through-style="none" style:text-line-through-type="none" fo:language="en" fo:country="GB" fo:font-style="normal" fo:text-shadow="none" style:text-underline-style="none" fo:font-weight="bold" style:font-style-asian="normal" style:font-weight-asian="normal" style:text-emphasize="none" loext:padding="0cm" loext:border="none"/>
    </style:style>
    <style:style style:name="T135" style:family="text">
      <style:text-properties fo:color="#000000" style:text-outline="false" style:text-line-through-style="none" style:text-line-through-type="none" fo:language="en" fo:country="GB" fo:font-style="italic" fo:text-shadow="none" style:text-underline-style="none" fo:font-weight="normal" style:font-style-asian="normal" style:font-weight-asian="normal" style:text-emphasize="none" loext:padding="0cm" loext:border="none"/>
    </style:style>
    <style:style style:name="T136" style:family="text">
      <style:text-properties fo:color="#000000" style:text-outline="false" style:text-line-through-style="none" style:text-line-through-type="none" style:font-name="Liberation Serif" fo:font-size="12pt" fo:font-style="normal" fo:text-shadow="none" style:text-underline-style="none" fo:font-weight="normal" officeooo:rsid="00448c0c" style:font-size-asian="12pt" style:font-style-asian="normal" style:font-weight-asian="normal" style:text-emphasize="none"/>
    </style:style>
    <style:style style:name="T137" style:family="text">
      <style:text-properties fo:color="#000000" style:text-outline="false" style:text-line-through-style="none" style:text-line-through-type="none" style:font-name="Liberation Serif" fo:font-size="12pt" fo:font-style="normal" fo:text-shadow="none" style:text-underline-style="none" fo:font-weight="normal" officeooo:rsid="00464a78" style:font-size-asian="12pt" style:font-style-asian="normal" style:font-weight-asian="normal" style:font-size-complex="12pt" style:text-emphasize="none"/>
    </style:style>
    <style:style style:name="T138" style:family="text">
      <style:text-properties officeooo:rsid="003cbbe7"/>
    </style:style>
    <style:style style:name="T139" style:family="text">
      <style:text-properties officeooo:rsid="003cf5a3"/>
    </style:style>
    <style:style style:name="T140" style:family="text">
      <style:text-properties officeooo:rsid="003ea8f1"/>
    </style:style>
    <style:style style:name="T141" style:family="text">
      <style:text-properties officeooo:rsid="003fcf55"/>
    </style:style>
    <style:style style:name="T142" style:family="text">
      <style:text-properties fo:font-size="12pt" style:font-size-asian="12pt" style:font-size-complex="12pt"/>
    </style:style>
    <style:style style:name="T143" style:family="text">
      <style:text-properties fo:font-size="12pt" officeooo:rsid="0042f5ba" style:font-size-asian="12pt" style:font-size-complex="12pt"/>
    </style:style>
    <style:style style:name="T144" style:family="text">
      <style:text-properties fo:font-size="12pt" officeooo:rsid="00448c0c" style:font-size-asian="12pt" style:font-size-complex="12pt"/>
    </style:style>
    <style:style style:name="T145" style:family="text">
      <style:text-properties fo:font-size="12pt" fo:font-style="italic" style:font-size-asian="12pt" style:font-style-asian="italic" style:font-size-complex="12pt" style:font-style-complex="italic"/>
    </style:style>
    <style:style style:name="T146" style:family="text">
      <style:text-properties fo:font-size="12pt" fo:font-weight="normal" style:font-size-asian="12pt" style:font-weight-asian="normal" style:font-size-complex="12pt" style:font-weight-complex="normal"/>
    </style:style>
    <style:style style:name="T147" style:family="text">
      <style:text-properties officeooo:rsid="0046d994"/>
    </style:style>
    <style:style style:name="T148" style:family="text">
      <style:text-properties officeooo:rsid="004a29fa"/>
    </style:style>
    <style:style style:name="T149" style:family="text">
      <style:text-properties officeooo:rsid="0053c2cb"/>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ferences</text:p>
      <text:p text:style-name="P2">Balen 2008: Balen J. 2008. Apsolutni datumi sa zaştitnih istraživanja na prostoru Slavonije kao prilog poznavanju kronologije srednjeg Eneolitika. VAMZ 41: 17-35.</text:p>
      <text:p text:style-name="P2">Balen et al. 200<text:span text:style-name="T3">9</text:span>: Balen J, Bilić T, Bunčić M, Drnić, Solter A. 2009. Rezultati zaštitnih istraživanja na lokalitetu Ivandvor – Šuma Gaj. VAMZ 42: 23-72.</text:p>
      <text:p text:style-name="P3"><text:span text:style-name="T1">Băltean </text:span><text:span text:style-name="T2">et al. </text:span><text:span text:style-name="T1">200</text:span><text:span text:style-name="T2">8: Băltean I, Petrescu S, Cincă A, Negrei D, Zilhão J. 2008. Human presence of prehistoric settlements n the Minis Karstic system: an overview. In: Chirica V, Vâleanu MC (eds). Etalissements et habitations préhistoriques: structure, organisation, symbole. Actes du colloque de Iaşi, 10-12 décembre 2007. Iaşi: Institute of Archaeology: 183-195.</text:span></text:p>
      <text:p text:style-name="P4">Banffy &amp; Oross 2010: Banffy E, Oross K 2010. The earliest and earlier phase of the LBK in Transdanubia. In: Gronenborn D, Petrasch J (eds). Die Neolithisierung Mittleeuropas. Internationale Tagung, Mainz 24. bis 26. Juni 2005. Mainz: Verlag des Römisch-Germanischen Zentralmuseums: 255-272.</text:p>
      <text:p text:style-name="P5"><text:span text:style-name="T3">Bem 2000-2001</text:span><text:span text:style-name="T59">: </text:span><text:span text:style-name="T9">Bem C. 2000–2001. Noi propuneri pentru schiţă cronologică a eneoliticului Românesc. </text:span><text:span text:style-name="T10">Pontic</text:span><text:span text:style-name="T11">a </text:span><text:span text:style-name="T9">XXXIII–XXXIV: 26–121</text:span></text:p>
      <text:p text:style-name="P38">Biagi 2011: Biagi P. 2011. Some aspects of the earliest Neolithic chipped stone assemblages of Transylavania and the Banat (Romania). In: Luca SA, Suciu C (eds). The first Neolithic sites in Central/South-East European Transect. Volume II Early Neolithic (Starčevo-Criş) sites on the territory of Romania. BAR International Series 2188. Oxford: Archaeopress: 71-78.</text:p>
      <text:p text:style-name="P38">Biagi &amp; Spataro 2004: Biagi P, Spataro M. 2004. Noi datări radiocarbon în aşezările culturii Criş din Banat şi Transilvania (România). Patrimonium Banaticum III: 7-20.</text:p>
      <text:p text:style-name="P6"><text:span text:style-name="T62">Biagi et al. 2007: </text:span>Biagi <text:span text:style-name="T62">P, </text:span>Gratuze <text:span text:style-name="T62">B, </text:span>Boucetta <text:span text:style-name="T62">S. 2007.</text:span> New data on the archaeological obsidians from the Banat and Transylvania (Romania). In: Spataro <text:span text:style-name="T62">M, </text:span>Biagi <text:span text:style-name="T62">P </text:span>(eds<text:span text:style-name="T62">)</text:span>. A Short Walk through the Balkans: the First Farmers of the Carpathian Basin and Adjacent Regions. Quaderno 12: 129–148.</text:p>
      <text:p text:style-name="P7">Bonsall 2008. Bonsall C. 2008. The Mesolithic of the Iron Gates. In: Bailey G, Spikins P (eds). Mesolithic Europe. Cambridge: Cambridge University Press: 238-279.</text:p>
      <text:p text:style-name="P8">Bonsall et al. 1997: Bonsall C, Lennon R, McSweeney K, Stewart C, Harkness D, Boronean<text:span text:style-name="T4">ţ</text:span> V, Bartosiewicz L, Payton R, Chapman J. 1997. Mesolithic and Early Neolithic in the Iron Gates: a palaeodietary perspective. Journal of European Archaeology 5, 50-92.</text:p>
      <text:p text:style-name="P8">Bonsall et al. 2007: Bonsall C, Horvat M, McSweeney K, Masson M, Higham TFG, Pickard C, Cook GT. 2007. Chronological and dietary aspects of the human burials from Ajdovska cave, Slovenia. Radiocarbon 49, 727-740.</text:p>
      <text:p text:style-name="P9"><text:span text:style-name="T63">Bonsall et al. 2008: </text:span>Bonsall C, Radovanović I, Roksandic M, Cook GT, Higham TFG, Pickard C. 2008. Dating burial practices and architecture at Lepenski Vir. In: Bonsall C, Boroneanţ V, Radovanović I. <text:span text:style-name="T63">(eds)</text:span>. The Iron Gates in Prehistory. Oxford: Archaeopress: 175–204.</text:p>
      <text:p text:style-name="P9"><text:span text:style-name="T63">Bonsall et al. 2015: </text:span>Bonsall C, <text:span text:style-name="T5">Vasić R, Boroneanţ</text:span> <text:span text:style-name="T63">A, Roksandic M, Soficaru A, McSweeney K, Evatt A, Aguraiuja Ü, Pickard C, Dimitrijević, Higham T, Hamilton D, Cook G. </text:span>2015 New AMS 14C Dates for Human Remains from Stone Age Sites in the Iron Gates Reach of the Danube, Southeast Europe. <text:span text:style-name="T6">Radiocarbon</text:span> <text:span text:style-name="T64">57</text:span>, 33–46.</text:p>
      <text:p text:style-name="P10"><text:span text:style-name="T65">Borić &amp; Dimitrijević 2007: </text:span>Borić D, Dimitrijević <text:span text:style-name="T65">V</text:span>. 2007. ‘When Did the ‘Neolithic Package’ Reach Lepenski Vir? Radiocarbon and Faunal Evidence. Documenta Praehistorica 34, 53–72. </text:p>
      <text:p text:style-name="P10"><text:span text:style-name="T65">Borić &amp; Miracle 2004: </text:span>Borić D, Miracle <text:span text:style-name="T65">P</text:span>. 2004. Mesolithic and Neolithic (Dis)Continuities in the Danube Gorges: New AMS Dates from Padina and Hajducˇka Vodenica (Serbia). Oxford Journal of Archaeology 23, 341–371.</text:p>
      <text:p text:style-name="P10"><text:soft-page-break/><text:span text:style-name="T65">Borić &amp; Price 2013: </text:span>Borić D, Price TD. 2013 Strontium isotopes document greater human mobility at the start of the Balkan Neolithic. <text:span text:style-name="T6">Proc</text:span><text:span text:style-name="T7">eedings</text:span><text:span text:style-name="T6"> </text:span><text:span text:style-name="T7">of the </text:span><text:span text:style-name="T6">Nat</text:span><text:span text:style-name="T7">ional</text:span><text:span text:style-name="T6"> Acad</text:span><text:span text:style-name="T7">emy of </text:span><text:span text:style-name="T6">Sci</text:span><text:span text:style-name="T7">ences</text:span><text:span text:style-name="T6"> U. S. A.</text:span> <text:span text:style-name="T64">110</text:span>, 3298–3303.</text:p>
      <text:p text:style-name="P12"><text:span text:style-name="T66">Borić 2009: </text:span>Borić <text:span text:style-name="T66">D. 2009. </text:span>Absolute dating of metallurgical innovations in the Vinča Culture of the Balkans. In: Kienlin <text:span text:style-name="T66">TK, </text:span>Roberts <text:span text:style-name="T66">BW </text:span>(eds.). Metals and Societies. Studies in honour of Barbara S. Ottaway. <text:span text:style-name="T66">Bonn: </text:span>Universitätsforschungen zur prähistorischen Archäologie: 191–245.</text:p>
      <text:p text:style-name="P11">Boyadziev Y. 1995. Chronology of prehistoric cultures in Bulgaria. In: Bailey DW, Panayotov I (eds). Prehistoric Bulgaria. Madison: Prehistory Press: 149-192.</text:p>
      <text:p text:style-name="P12"><text:span text:style-name="T66">Brami 2014: </text:span>Brami MN. 201<text:span text:style-name="T66">4</text:span> A graphical simulation of the 2, 000-year lag in Neolithic occupation between Central Anatolia and the Aegean basin. <text:span text:style-name="T6">Archaeol</text:span><text:span text:style-name="T8">ogical and </text:span><text:span text:style-name="T6">Anthropol</text:span><text:span text:style-name="T8">ogical </text:span><text:span text:style-name="T6">Sci</text:span><text:span text:style-name="T8">ences</text:span> <text:span text:style-name="T64">7</text:span>, 319–327.</text:p>
      <text:p text:style-name="P13"><text:span text:style-name="T67">Breunig 1987: </text:span>Breunig P. 1987. C14 Chronologie des vorderasiatischen, südost und mitteleuropäischen Neolitikums. Fundamenta A13. <text:span text:style-name="T67">Köln: </text:span>Bohlau.</text:p>
      <text:p text:style-name="P14">Broglio et al. 1994: Broglio A, Castelletti L, Frigo G, Martello G, Maspero A, Peresani M. 1994. Le site épigravettien de Val Lastari sur l’Haut Plateau d’Asiago (Préalpes de la Vénétie). Preistoria Alpina 28: 2007-225.</text:p>
      <text:p text:style-name="P63"><text:span text:style-name="T147">Bronk Ramsey et al. 1999: Bronk </text:span>Ramsey C, Pettitt PB, Hedges REM, Hodgins GWL. 1999 R<text:span text:style-name="T147">adiocarbon dates from the Oxford</text:span> AMS <text:span text:style-name="T147">system</text:span>: A<text:span text:style-name="T147">rchaeometry datelist</text:span> 27. <text:span text:style-name="T6">Archaeometry</text:span>. <text:span text:style-name="T64">41</text:span>, 197–206.</text:p>
      <text:p text:style-name="P16"><text:span text:style-name="T68">Bronk Ramsey et al. 2002: Bronk Ramsey C, Higham TFG, Owen DC, Pike AWG, Hedges REM 2002. Radiocarbon dates from the Oxford AMS system: Archaeometry datelist 31. Archaeometry 44</text:span>, 1–150.</text:p>
      <text:p text:style-name="P18"><text:span text:style-name="T60">Bronk Ramsey et al. 2007: </text:span><text:span text:style-name="T12">Bronk Ramsey C, Higham T, Whittle A, Bartosiewicz L. 2007. Radiocarbon Chronology. In: Whittle A. </text:span><text:span text:style-name="T13">(e</text:span><text:span text:style-name="T12">d</text:span><text:span text:style-name="T13">)</text:span><text:span text:style-name="T12">. The Early Neolithic on the Great Hungarian Plain: Investigations of the Koros Culture site of Ecsegfalva 23, County Bekes. Budapest: Publicationes Instituti Archaeologici Academiae Sceintiarum Hungaricae: 173-188.</text:span></text:p>
      <text:p text:style-name="P15">Bronk Ramsey et al. 2009. Bronk Ramsey C, Higham TFG, Brock F, Baker D, Ditchfield P. 2009. Radiocarbon dates from the Oxford AMS system: archaeometry datelist 33. Radiocarbon 51, 323-349.</text:p>
      <text:p text:style-name="P18"><text:span text:style-name="T69">Bulatović &amp; Vander Linden 2017: </text:span>Bulatović A, <text:span text:style-name="T69">Vander </text:span>Linden M. <text:span text:style-name="T69">2017</text:span>. A<text:span text:style-name="T69">bsolute dating of Copper and Early Bronze Age levels at the eponymous archaeological site of Bubanj (southeastern Serbia). Radiocarbon 59, 1047-1065.</text:span></text:p>
      <text:p text:style-name="P17">Burić 2011: Burić M. 2015. Problems of the Late Neolithic absolute chronology in eastern Croatia. Archäologie in Eurasien 31, 143-156.</text:p>
      <text:p text:style-name="P17">Burleigh &amp; Hewson 1979: Burleigh R, Hewson A. 1979. British Museum natural radiocarbon measurements XI. Radiocarbon 21, 339-352.</text:p>
      <text:p text:style-name="P26"><text:span text:style-name="T70">Burleigh &amp; Živanović 1980: B</text:span>urleigh <text:span text:style-name="T70">R,</text:span> Živanović <text:span text:style-name="T70">S</text:span>. 1980: Radiocarbon dating of a Cro-Magnon population from Padina, Yugoslavia, with some general recommendations for dating human skeletons. Zeitschrift für Morphologie und Anthropologie 70, 269–74.</text:p>
      <text:p text:style-name="P25">CALPAL: <text:a xlink:type="simple" xlink:href="http://www.calpal.de/" text:style-name="Internet_20_link" text:visited-style-name="Visited_20_Internet_20_Link">http://www.calpal.de</text:a></text:p>
      <text:h text:style-name="P1" text:outline-level="2"><text:span text:style-name="T14">Čataj &amp; Janeš 2013: </text:span><text:bookmark text:name="swp-tcr--title"/><text:span text:style-name="T12">Č</text:span><text:span text:style-name="T14">ataj L, Janeš A. 2013. </text:span><text:span text:style-name="T12">Golinci-Selište. Naselje iz prapovijesti i srednjeg vijeka/Prehistoric and Medieval settlement. </text:span><text:span text:style-name="T15">In</text:span><text:span text:style-name="T12">: Višnjić </text:span><text:span text:style-name="T14">J. </text:span><text:span text:style-name="T12">(ed). Nove arheološke spoznaje o donjoj Podravini. Donji Miholjac: Zaštitna arheološka istraživanja na magistralnom plinovodu Slobodnica: 159-220</text:span></text:h>
      <text:p text:style-name="P18">Čečuk <text:span text:style-name="T65">&amp;</text:span> Radić 2005: Čečuk B, Radić D. 2005. Viseslojno Pretpovijesno Nalaziste – Vela Luka, Otok Korcula. Viseslojno Pretpovijesno Nalaziste - Vela Luka. Otok Korcula, Korcula.</text:p>
      <text:p text:style-name="P27"><text:soft-page-break/><text:span text:style-name="T71">Dalmeri 2004: </text:span>Dalmeri G, 200<text:span text:style-name="T71">4. </text:span>Introduzione generale. Preistoria Alpina, 40, 91-98.</text:p>
      <text:p text:style-name="P27"><text:span text:style-name="T71">Dinu et al. 2</text:span><text:span text:style-name="T61">007: </text:span><text:span text:style-name="T72">Dinu A, Soficaru </text:span><text:span text:style-name="T73">A, </text:span><text:span text:style-name="T72">Miritoiu </text:span><text:span text:style-name="T73">D. </text:span><text:span text:style-name="T72">2007. </text:span><text:span text:style-name="T77">The Mesolithic at the Danube’s Iron Gates: New radiocarbon dates and old stratigraphies </text:span><text:span text:style-name="T85">Documenta Praehistorica</text:span><text:span text:style-name="T77"> 34, 31–52.</text:span></text:p>
      <text:p text:style-name="P40">Draşovean 1994: Draşovean F. 1994. Die Stufe Vinča im Banat. Germania 72, 409-425.</text:p>
      <text:p text:style-name="P40">Draşovean 2014: Draşovean F. 2014. Remarks of the relative and absolute chronologies on the Neolithic and Early Eneolithic of the Eastern Carpathian Basin. A Bayesian approach. Analele Banatului XXII, 33-68.</text:p>
      <text:p text:style-name="P20"><text:span text:style-name="T107">E</text:span><text:span text:style-name="T106">dinborough &amp; Vander Linden 2014: </text:span><text:span text:style-name="T111">Edinborough K, Vander Linden M. 2014. Radiocarbon chronology. In Pandžić I, Vander Linden M (eds). The Neolithic site of Kočićevo in the lower Vrbas valley, Republika Srpska, Bosnia and Herzegovina: results of the 2009-2014 investigations. Banja Luka: Muzej Republike Srpske: 134-139.</text:span></text:p>
      <text:p text:style-name="P29"><text:span text:style-name="T74">Ehrich &amp; Bankoff 1992: </text:span><text:span text:style-name="T52">Ehrich RW, Bankoff HA</text:span><text:span text:style-name="T54">.</text:span><text:span text:style-name="T52">1992</text:span><text:span text:style-name="T54">. </text:span><text:span text:style-name="T52">Geographical and chronological patterns in East Central and Southeastern Europe. </text:span><text:span text:style-name="T53">In: </text:span><text:span text:style-name="T52">Ehrich, RW</text:span><text:span text:style-name="T54">(</text:span><text:span text:style-name="T55">Ed</text:span><text:span text:style-name="T54">). </text:span><text:span text:style-name="T75">Chronologies in Old World archaeology. </text:span><text:span text:style-name="T52">Chicago: University of Chicago Press: 375</text:span><text:span text:style-name="T56">-94</text:span><text:span text:style-name="T54">.</text:span></text:p>
      <text:p text:style-name="P28"><text:span text:style-name="T16">Facorellis &amp; Coleman 2012: </text:span><text:span text:style-name="T54">Facorellis Y, Coleman JE. 2012 Interpreting Radiocarbon Dates from Neolithic Halai, Greece. </text:span><text:span text:style-name="T58">Radiocarbon</text:span><text:span text:style-name="T54">. </text:span><text:span text:style-name="T57">54</text:span><text:span text:style-name="T54">, 319–330.</text:span></text:p>
      <text:p text:style-name="P19"><text:span text:style-name="T19">Fidanoski &amp; Tomaž 2010: </text:span><text:span text:style-name="T20">Fidanoski L, Toma</text:span><text:span text:style-name="T116">ž </text:span><text:span text:style-name="T117">A. </text:span><text:span text:style-name="T116">2010. Under the field of wheat: archaeological research at the Neolithic site at Cerje-Govrlejo. </text:span><text:span text:style-name="T122">Macedonian Heritage</text:span><text:span text:style-name="T116"> XI(36-37), 61–72.</text:span></text:p>
      <text:p text:style-name="P30"><text:span text:style-name="T78">Fiorentino et al. 2013: </text:span><text:span text:style-name="T116">Fiorentino G, Caldara M, De Santis V, D’Oronzo C, Muntoni IM, Simone O, Primavera M, Radina F. 2013 Climate changes and human–environment interactions in the Apulia region of southeastern Italy during the Neolithic period. </text:span><text:span text:style-name="T123">Holocene</text:span><text:span text:style-name="T116"> </text:span><text:span text:style-name="T121">23</text:span><text:span text:style-name="T116">, 1297–1316.</text:span></text:p>
      <text:p text:style-name="P30"><text:span text:style-name="T118">Forenbaher &amp; Miracle 2006: </text:span><text:span text:style-name="T116">Forenbaher S, Miracle PT. 2006 The spread of farming in the Eastern Adriatic. </text:span><text:span text:style-name="T123">Documenta Praehistorica</text:span><text:span text:style-name="T116">. </text:span><text:span text:style-name="T121">33</text:span><text:span text:style-name="T116">, 89–100.</text:span></text:p>
      <text:p text:style-name="P30"><text:span text:style-name="T118">Forenbaher &amp; Vujnović 2013: </text:span><text:span text:style-name="T116">Forenbaher S, Vujnović N. 2013. Đurđeva Greda and the Neolithic of Lika. Prilozi Instituta za arheologiju u Zagrebu, 30.</text:span></text:p>
      <text:p text:style-name="P30"><text:span text:style-name="T118">Forenbaher et al. 2010: </text:span><text:span text:style-name="T116">Forenbaher S, Kaiser T, Frame S. 2010 Adriatic Neolithic Mortuary Ritual at Grapčeva Cave, Croatia. </text:span><text:span text:style-name="T123">J</text:span><text:span text:style-name="T124">ournal</text:span><text:span text:style-name="T123"> </text:span><text:span text:style-name="T124">of </text:span><text:span text:style-name="T123">Field Archaeol</text:span><text:span text:style-name="T124">ogy</text:span><text:span text:style-name="T116"> </text:span><text:span text:style-name="T121">35</text:span><text:span text:style-name="T116">, 337–354. </text:span></text:p>
      <text:p text:style-name="P30"><text:span text:style-name="T118">Forenbaher et al. 2013: </text:span><text:span text:style-name="T116">Forenbaher S, Kaiser T, Miracle PT. 2013 Dating the East Adriatic Neolithic. </text:span><text:span text:style-name="T123">European Journal of Archaeology</text:span><text:span text:style-name="T116"> </text:span><text:span text:style-name="T121">16</text:span><text:span text:style-name="T116">, 589–609.</text:span></text:p>
      <text:p text:style-name="P30"><text:span text:style-name="T118">Furholt 2012: </text:span><text:span text:style-name="T116">Furholt M. 2012. Kundruci: development of social space in a Late Neolithic tell-settlement in central Bosnia. In: Hofmann R, Moetz </text:span><text:span text:style-name="T118">F-K, Müller J. (eds). Tells: Social and Environmental Space. Bonn: Rudolf Habelt Verlag: 203- 219.</text:span></text:p>
      <text:p text:style-name="P31"><text:span text:style-name="T118">G</text:span><text:span text:style-name="T119">imbutas 1974: </text:span><text:span text:style-name="T126">Gimbutas M. 1974. Chronology of Obre I and Obre II. Wissenschaftliche Mitteilungen des Bosnich-Herzegowinischen Landesmuseum IV, 15-35.</text:span></text:p>
      <text:p text:style-name="P31"><text:span text:style-name="T127">Gimbutas</text:span><text:span text:style-name="T88"> 1976: </text:span><text:span text:style-name="T89"><text:s/></text:span><text:span text:style-name="T88">Gimbutas M. 1976. Chronology. In: </text:span><text:span text:style-name="T89">Gimbutas </text:span><text:span text:style-name="T88">M. </text:span><text:span text:style-name="T89">(ed.). </text:span><text:span text:style-name="T79">Neolithic Macedonia, as reflected by excavation at Anza, southeast Yugoslavia. </text:span><text:span text:style-name="T80">Los Angeles: University of California Press: 29-77.</text:span></text:p>
      <text:p text:style-name="P32"><text:span text:style-name="T128">Gläser 1996: </text:span><text:span text:style-name="T126">Gläser R. 1996. Zur absoluten Datierung der Vinča-Kultur anhand von 14C-Daten. In Drasovean </text:span><text:span text:style-name="T128">F </text:span><text:span text:style-name="T126">(ed.). The Vinča culture, its role and connections. Timisoara: The Museum of Banat: 175–212.</text:span></text:p>
      <text:p text:style-name="P42">Greenfield &amp; Jongsma 2008: Greenfield HJ, Jongsma T. 2008. Sedentary pastoral gatherers in the early Neolithic: architectural, botanical, and zoological evidence for mobile economies from Foeni-Salaş, south-west Romania. In: Bailey DW, Whittle A, Hoffmann D. (eds). Living well together? Settlement and materiality in the Neolithic of South-East and Central Europe. Oxford: Oxbow: 108-130.</text:p>
      <text:p text:style-name="P64"><text:soft-page-break/><text:span text:style-name="T129">H</text:span><text:span text:style-name="T133">edges et al. 1986: </text:span><text:span text:style-name="T126">Hedges REM, Housley RA, Law IA, Perry C, Gowlett JAJ. 1987 R</text:span><text:span text:style-name="T133">adiocarbon dates from the Oxford </text:span><text:span text:style-name="T126">AMS </text:span><text:span text:style-name="T133">system</text:span><text:span text:style-name="T126">: A</text:span><text:span text:style-name="T133">rchaeometry datelist</text:span><text:span text:style-name="T126"> 6. </text:span><text:span text:style-name="T135">Archaeometry</text:span><text:span text:style-name="T126">. </text:span><text:span text:style-name="T134">29</text:span><text:span text:style-name="T126">, 289–306.</text:span></text:p>
      <text:p text:style-name="P63"><text:span text:style-name="T129">H</text:span><text:span text:style-name="T132">edges et al. 1990: </text:span><text:span text:style-name="T126">Hedges REM, Housley RA, Bronk CR, Klinken GJ. 1990. </text:span><text:span text:style-name="T132">Radiocarbon</text:span><text:span text:style-name="T126"> </text:span><text:span text:style-name="T132">dates from the Oxford </text:span><text:span text:style-name="T126">AMS </text:span><text:span text:style-name="T132">system</text:span><text:span text:style-name="T126">: </text:span><text:span text:style-name="T132">Archaeometry datelist</text:span><text:span text:style-name="T126">. </text:span><text:span text:style-name="T135">Archaeometry</text:span><text:span text:style-name="T126"> </text:span><text:span text:style-name="T134">32</text:span><text:span text:style-name="T126">, 211–237.</text:span></text:p>
      <text:p text:style-name="P33"><text:span text:style-name="T129">Hertelendi &amp; Horváth 1992: </text:span><text:span text:style-name="T126">H</text:span><text:span text:style-name="T129">ertelendi </text:span><text:span text:style-name="T126">E, Horváth F </text:span><text:span text:style-name="T129">1992. </text:span><text:span text:style-name="T126">Radiocarbon Chronology of Late Neolithic Settlements in the Tisza-Maros Region, Hungary. Radiocarbon 34, 859-866.</text:span></text:p>
      <text:p text:style-name="P34"><text:span text:style-name="T130">Higham et al. 2011: </text:span><text:span text:style-name="T126">Higham TFG, Bronk Ramsey C, Brock F, Baker D, Ditchfield P. 2011 R</text:span><text:span text:style-name="T130">adiocarbon dates from the Oxford </text:span><text:span text:style-name="T126">AMS </text:span><text:span text:style-name="T130">system: Archaeometry datelist</text:span><text:span text:style-name="T126"> 34. </text:span><text:span text:style-name="T135">Archaeometry</text:span><text:span text:style-name="T126"> </text:span><text:span text:style-name="T134">53</text:span><text:span text:style-name="T126">, 1067–1084.</text:span></text:p>
      <text:p text:style-name="P35"><text:span text:style-name="T131">Hofmann &amp; Müller-Scheesel 2013: </text:span><text:span text:style-name="T126">Hofmann R, Müller-Scheessel N. 2013. Der kupferzeitliche Fundplatz Donje Moštre bei Visoko in Zentralbosnien – ein Vorbericht. In: Müller J, Rassmann K, Hofmann R. (ed.). Okolište 1. Bonn: </text:span><text:span text:style-name="T131">Rudolf Hablet:</text:span><text:span text:style-name="T126"> 207-229.</text:span></text:p>
      <text:p text:style-name="P35"><text:span text:style-name="T131">Hofmann 2013: </text:span><text:span text:style-name="T126">Hofmann R. </text:span><text:span text:style-name="T131">2013 </text:span><text:span text:style-name="T126">Okolište </text:span><text:span text:style-name="T131">2 </text:span><text:span text:style-name="T126">– Spätneolithische Keramik und Siedlungsentwicklung in </text:span><text:span text:style-name="T131">Z</text:span><text:span text:style-name="T126">entralbosnien. Neolithikum und Chalkolithikum in Zentralbosnien. Bonn: </text:span><text:span text:style-name="T131">Rudolf Habelt.</text:span></text:p>
      <text:p text:style-name="P36"><text:span text:style-name="T86">H</text:span><text:span text:style-name="T87">orváth &amp; Hertelendi 1994: </text:span><text:span text:style-name="T18">Horváth F, Hertelendi E.</text:span><text:span text:style-name="T17"> </text:span><text:span text:style-name="T18">1994</text:span><text:span text:style-name="T17">. </text:span><text:span text:style-name="T18">Contribution to the 14C based absolute chronology of the Early and Middle Neolithic Tisza region</text:span><text:span text:style-name="T17">. </text:span><text:span text:style-name="Emphasis"><text:span text:style-name="T90">Annual report of Jósa András Museum</text:span></text:span><text:span text:style-name="Emphasis"><text:span text:style-name="T91"> </text:span></text:span><text:span text:style-name="T18">36</text:span><text:span text:style-name="T17">:111–32.</text:span></text:p>
      <text:p text:style-name="P36"><text:span text:style-name="T86">H</text:span><text:span text:style-name="T87">orváth 1991: </text:span><text:span text:style-name="T18">Horváth F.</text:span><text:span text:style-name="T17"> </text:span><text:span text:style-name="T18">1991. Vinča culture and its connections with the southeast Hungarian Neolithic: A comparison of traditional and 14C chronology</text:span><text:span text:style-name="T17">. </text:span><text:span text:style-name="Emphasis"><text:span text:style-name="T90">Banatica</text:span></text:span><text:span text:style-name="Emphasis"><text:span text:style-name="T91"> </text:span></text:span><text:span text:style-name="T18">11</text:span><text:span text:style-name="T17">: </text:span><text:span text:style-name="T18">259</text:span><text:span text:style-name="T17">–</text:span><text:span text:style-name="T18">273</text:span><text:span text:style-name="T17">.</text:span></text:p>
      <text:p text:style-name="P39">IPCTE: http://arheologie.ulbsibiu.ro/radiocarbon/radiocarbon.htm</text:p>
      <text:p text:style-name="P21"><text:span text:style-name="T107">J</text:span><text:span text:style-name="T106">adin 2003: Jadin I. 2003. Trois petits tours et puis s’en vont… La fin de la présence danubienne en moyenne Belgique. Liège: E.R.A.U.L. 109.</text:span></text:p>
      <text:p text:style-name="P24"><text:span text:style-name="T114">K</text:span><text:span text:style-name="T113">aczanowska et al. 2016: Kaczanowska M, Kozłowski J, Wasilewski M. 2016. Linear Band Pottery Culture (LBK) lithic industry from Apc. Archaeologiai Értesítö 141, 29-54.</text:span></text:p>
      <text:p text:style-name="P23"><text:span text:style-name="T114">Kalicz &amp; Makkay 1976: Kalicz N, Makkay J. 1976. Frühneolitische Siedlung in Méhtelek-Nádas. </text:span><text:span text:style-name="T22">Mitteilungen des Archäologischen Institutes der Ungarischen Akademie der Wissenschaften </text:span><text:span text:style-name="T23">6, 13-24.</text:span></text:p>
      <text:p text:style-name="P41">Kaminská et al. 2008: Kaminská L, Kaczanowska M, Kozłowski J. 2008. Košice-Červený Rak and the Körös / eastern Linear Transition in the Hornád basin (eastern Slovakia). Přehled výzkumu 49, 83-91.</text:p>
      <text:p text:style-name="P22"><text:span text:style-name="T106">Karamitrou-Mentessidi et al. 2014: </text:span><text:span text:style-name="T108">Karamitru-Mentessidi G, Efstratiou, N, Kaczanowska M, Kozłowski J. 2014. early Neolithic settlement of Mavropigi in western Greek Macedonia. Eurasian Prehistory 12, 47-116.</text:span></text:p>
      <text:p text:style-name="P37"><text:span text:style-name="T82">Karkanas &amp; Efstratiou 2009: </text:span><text:span text:style-name="T106">Karkanas P, Efstratiou N. 2009 Floor sequences in Neolithic Makri, Greece: micromorphology reveals cycles of renovation. </text:span><text:span text:style-name="T125">Antiquity</text:span><text:span text:style-name="T106">. </text:span><text:span text:style-name="T115">83</text:span><text:span text:style-name="T106">, 955–967.</text:span></text:p>
      <text:p text:style-name="P43">Karmanski 2005: Karmanski S. 2005. Donja Branjevina: a Neolithic settlement near Deronje in the Vojvodina (Serbia). Quaderno 10. Trieste: Società per la preistoria e protostoria della regionel Friuli-Venezia Giulia.</text:p>
      <text:p text:style-name="P37"><text:span text:style-name="T108">Kerman 2013: </text:span><text:span text:style-name="T106">K</text:span><text:span text:style-name="T108">erman </text:span><text:span text:style-name="T106">B. 2013. Kalinovnjek pri Turnišču. Zbirka Arheologija na avtocestah Slovenije 33.</text:span></text:p>
      <text:p text:style-name="P37"><text:span text:style-name="T108">Kohl &amp; Quitta 1970: </text:span><text:span text:style-name="T106">Kohl G, Quitta H. 1970. Berlin radiocarbon measurements IV. Radiocarbon 12, 400–420.</text:span></text:p>
      <text:p text:style-name="P43">Komso 2006: Komso D. 2006. The Mesolithic in Croatia. Opuscula Archaeologica 30, 55-92.</text:p>
      <text:p text:style-name="P44"><text:soft-page-break/><text:span text:style-name="T109">László 1997: </text:span>Laszló A. 1997. Datarea prin metoda radiocarbon în arheologie. Bucuresti: National Museum of Romanian History.</text:p>
      <text:p text:style-name="P45"><text:span text:style-name="T138">Lespez et al. 2013: </text:span>Lespez L, Tsirtsoni Z, Darcque P, Koukouli-Chryssanthaki H, Malamidou D, Treuil R, Davidson R, Kourtessi-Philippakis G, Oberlin C. 2013 The lowest levels at Dikili Tash, northern Greece: a missing link in the Early Neolithic of Europe. <text:span text:style-name="T6">Antiquity</text:span>. <text:span text:style-name="T64">87</text:span>, 30–45.</text:p>
      <text:p text:style-name="P45"><text:span text:style-name="T138">Linick 1977: </text:span>Linick T. W. 1977. La Jolla natural radiocarbon measurements VII. Radiocarbon 19, 19–48.</text:p>
      <text:p text:style-name="P45"><text:span text:style-name="T138">Luca 2003: </text:span>Luca S. 2003. Date noi cu privire la cronologia absolută a eneoliticului timpuriu din Transilvania – Rezultatele prelucra˘rii probelor radiocarbon de la Orăstie-Dealul Pemilor, punct X2, jud. Hunedoara. Banatica 16, 77–102.</text:p>
      <text:p text:style-name="P45"><text:span text:style-name="T138">Luca et al. 2011: Luca S, Suciu C, Dumitrescu-Chior F. 2011. Starčevo-Criş culture in western part of Romania – Transylvania, Banat, Crişana, Maramureş, Oltenia and western Muntenia: repostiory, distribution map, state of research and chronology. In: Ulca S, Suciu C (eds). The first Neolithic sites in Central/South-East European transect. Volume II. Early Neolithic (Starčevo-Criş) sites on the territory of Romania. BAR International Series 2188. Oxford: Archaeopress: 7-17.</text:span></text:p>
      <text:p text:style-name="P45"><text:span text:style-name="T138">Luca et al. 2006: </text:span>Luca S., Diaconescu D., Georgescu A. and Suciu C. 2006. Cercetarile arheologice de la Miercurea Sibiului – Petris (jud. Sibiu), Campaniile anilor 1997–2005. Brukenthal Acta Musei I, 9–20.</text:p>
      <text:p text:style-name="P46"><text:span text:style-name="T139">Manen &amp; Sabatier 2003: </text:span>Manen C, Sabatier P. 2003 Chronique radiocarbone de la néolithisation en Méditerranée nord-occidentale. <text:span text:style-name="T139">Bulletin de la Société Préhistorique Française </text:span><text:span text:style-name="T64">100</text:span>, 479–504.</text:p>
      <text:p text:style-name="P47"><text:span text:style-name="T140">Mantu 2000: </text:span>Mantu C. M. 2000. Relative and absolute chronology of the Romanian Neolithic. Analele Banatului VII–VIII, 75– 105.</text:p>
      <text:p text:style-name="P48"><text:span text:style-name="T141">Marković &amp; Botić 2008: Marković Z, Botić K, 2008. O neolitičkoj kemarmici iz Novih Perkovaca kod Đakova. </text:span>P<text:span text:style-name="T141">ril</text:span>.I<text:span text:style-name="T141">nst</text:span>.A<text:span text:style-name="T141">rheol</text:span>.Z<text:span text:style-name="T141">agrebu</text:span> 25, 15-32.</text:p>
      <text:p text:style-name="P48"><text:span text:style-name="T141">McClure et al. 2014: </text:span>McClure SB, Podrug E, Moore AMT, Culleton BJ, Kennett DJ. 2014 AMS 14C Chronology and Ceramic Sequences of Early Farmers in the Eastern Adriatic. <text:span text:style-name="T6">Radiocarbon</text:span> <text:span text:style-name="T64">56</text:span>, 1019–1038.</text:p>
      <text:p text:style-name="P48"><text:span text:style-name="T141">McPherron et al. 1988: </text:span>McPherron A., Srejović D. (eds.) 1988. Divostin and the Neolithic of central Serbia. University of Pittsburgh. Pittsburgh.</text:p>
      <text:p text:style-name="P49">Meiklejohn et al. 2009: Meiklejohn C, Brinch Petersen E, Babb J. 2009. From single graves to cemeteries: an initial look at chronology in Mesolithic burial practice. In: McCartan S, Schulting R, Warren G, Woodman P (eds). Mesolithic horizons. Papers presented at the Seventh International Conference on the Mesolithic in Europe, Belfast 2005. Oxford: Owbow: 639-649.</text:p>
      <text:p text:style-name="P49">Mercier et al. 2<text:span text:style-name="T142">007: Mercier M, Rink WJ, Rodrigues K, Morley MW, </text:span><text:span text:style-name="T146">Vander Linden M,</text:span><text:span text:style-name="T142"> Whallon R. 2017 Radiometric dating of the Crvena stijena sequence. In: Whallon, R. (ed.). </text:span><text:span text:style-name="T145">Crvena stijena in cultural and ecological context. Multidisciplinary archaeological research in Montenegro</text:span><text:span text:style-name="T142">. Podgorica: Montenegrin Academy of Sciences and Arts: 140-149.</text:span></text:p>
      <text:p text:style-name="P51"><text:span text:style-name="T143">Merkyte et al. 2005: Merkyte I. et al. 2005. Lîga. Copper Age Strategies in Bulgaria. Acta Archaeologica 76:1. </text:span></text:p>
      <text:p text:style-name="P51"><text:span text:style-name="T143">Merlini &amp; Lazarovici 2008: </text:span><text:span text:style-name="T142">Merlini M., Lazarovici Gh. 2008. Settling discovery circumstances, dating and utilization of the Ta˘rta˘ria tablets. Acta Terrae Septemcastrensis VII: 111–196.</text:span></text:p>
      <text:p text:style-name="P51"><text:span text:style-name="T143">Minichreichter &amp; Bronić 2006: Minichreiter K, Bronić K. 2006. Novi radiokarbonski datumi rane starčevaçke kulture u Hrvatskoj. Pril. Inst. Arheol. Zagrebu 23, 5-16.</text:span></text:p>
      <text:p text:style-name="P50"><text:span text:style-name="T142">Minichreiter &amp; Botić 2010: Minichreiter K, Botić K. 2010. Early Neolithic burials of Starčevo culture at Galovo, Slavonski Brod (northern Croatia). Documenta Praehistorica 37, 105-124.</text:span></text:p>
      <text:p text:style-name="P54"><text:soft-page-break/><text:span text:style-name="T144">Mirea 2005: </text:span><text:span text:style-name="T94">Mirea P. 2005. Considera</text:span><text:span text:style-name="T92">ţii asupra locuirii Starčevo-Criş din sud-vestul Munteniei. Cultură şi Civilizaţie la Dunărea de Jos 22, 37–52</text:span></text:p>
      <text:p text:style-name="P53"><text:span text:style-name="T136">Mlekuž et al. 2008: </text:span><text:span text:style-name="T92">Mlekuž D, Budja M, Payton R, Bonsall C. 2008 ‘Mind the gap’: Caves, radiocarbon sequences, and the Mesolithic–Neolithic transition in Europe—lessons from the Mala Triglavca rockshelter site. </text:span><text:span text:style-name="T97">Geoarchaeology</text:span><text:span text:style-name="T92"> </text:span><text:span text:style-name="T96">23</text:span><text:span text:style-name="T92">, 398–416.</text:span></text:p>
      <text:p text:style-name="P52"><text:span text:style-name="T92">Mlekuž et al. 2013: Mlekuž D, Ogrinc, Horvat M, Gašparic AŽ, Petrišić MG, Budja M. 2013. Pots and food: uses of pottery from Resnikov prekop. Documenta Praehistorica 40, 131-</text:span><text:span text:style-name="T93">146.</text:span></text:p>
      <text:p text:style-name="P61"><text:span text:style-name="T137">Moore et al. 2007: </text:span><text:span text:style-name="T94">Moore AMT, Menđušić M, Smith J, Podrug E. 2007. Project “Early Farming in Dalmatia”: Danilo Bitinj 2004–2005. Vjesnik Arheološkog muzeja u Zagrebu 40, 15–24.</text:span></text:p>
      <text:p text:style-name="P61"><text:span text:style-name="T95">Müller-Scheessel &amp; Hofmann 2013. </text:span><text:span text:style-name="T98">M</text:span><text:span text:style-name="T105">ü</text:span><text:span text:style-name="T98">ller-Scheessel N, Hofmann R 2013. Der Fundplatz Zagrebnice bei Papratnica. In: Müller J, Rassmann K, Hofmann R (ed</text:span><text:span text:style-name="T99">s</text:span><text:span text:style-name="T98">). Okolište 1. Bonn: </text:span><text:span text:style-name="T99">Rudolf Habelt Verlag:</text:span><text:span text:style-name="T98"> 143-172.</text:span></text:p>
      <text:p text:style-name="P61"><text:span text:style-name="T99">Mussi et al. 2011: </text:span><text:span text:style-name="T98">Mussi M, Peresani M. 2011 Human settlement of Italy during the Younger Dryas. </text:span><text:span text:style-name="T103">Quat</text:span><text:span text:style-name="T104">ernary</text:span><text:span text:style-name="T103"> Int</text:span><text:span text:style-name="T104">ernational</text:span><text:span text:style-name="T98"> </text:span><text:span text:style-name="T102">242</text:span><text:span text:style-name="T98">, 360–370.</text:span></text:p>
      <text:p text:style-name="P61"><text:span text:style-name="T99">Nalawade et al. 2013: </text:span><text:span text:style-name="T98">Nalawade-Chavan S, Mc Cullagh J, Hedges R, Bonsall C, Boroneanţ A, </text:span><text:span text:style-name="T99">Bronk </text:span><text:span text:style-name="T98">Ramsey </text:span><text:span text:style-name="T99">C</text:span><text:span text:style-name="T98">, Higham </text:span><text:span text:style-name="T99">T</text:span><text:span text:style-name="T98">. </text:span><text:span text:style-name="T99">2013</text:span><text:span text:style-name="T98">. C</text:span><text:span text:style-name="T99">ompound</text:span><text:span text:style-name="T98">-</text:span><text:span text:style-name="T99">specific</text:span><text:span text:style-name="T98"> </text:span><text:span text:style-name="T99">radiocarbon dating of essentila and non-essential amino-acids: towards determination of dietary reservoir effects in humans. Radiocarbon 55, 709-719.</text:span></text:p>
      <text:p text:style-name="P62"><text:span text:style-name="T98">Novšak et al. 2013: Novšak M, Tomaž A, Plestenjak A. 2013. Brezje pri Turnišču. Ljubljana: Zbirka Arheologija na avtocestah Slovenije.</text:span></text:p>
      <text:p text:style-name="P63"><text:span text:style-name="T100">Obelić et al. 2002: Obeliç B, Horvatinčić N, Krajcar Bronić I. 2002. Rudjer Bošković Institute radiocarbon measurements XV. Radiocarbon 44, 601–30.</text:span></text:p>
      <text:p text:style-name="P63"><text:span text:style-name="T100">Obelić et al. 2004: </text:span><text:span text:style-name="T98">Obelić B, Škrivanko MK, Marijan B, Bronić IK. 2004 Radiocarbon Dating of Sopot Culture Sites (Late Neolithic) in Eastern Croatia. </text:span><text:span text:style-name="T103">Radiocarbon</text:span><text:span text:style-name="T98">. </text:span><text:span text:style-name="T102">46</text:span><text:span text:style-name="T98">, 245–258.</text:span></text:p>
      <text:p text:style-name="P55"><text:span text:style-name="T101">Oross &amp; Siklósi 2012: </text:span><text:span text:style-name="T29">Oross K, Siklósi Z. </text:span><text:span text:style-name="T30">2012</text:span><text:span text:style-name="T29"> Relative and absolute chronology of the Early Neolithic in the Great Hungarian Plain. In: Anders A, Siklósi Z. (eds). The First Neolithic Sites in Central/South-East European Transect, Volume III. The Körös Culture in Eastern Hungary. BAR I</text:span><text:span text:style-name="T30">nternational </text:span><text:span text:style-name="T29">S</text:span><text:span text:style-name="T30">eries</text:span><text:span text:style-name="T29"> 2334. </text:span><text:span text:style-name="T30">Oxford: Archaeopress:</text:span><text:span text:style-name="T29"> 129-159.</text:span></text:p>
      <text:p text:style-name="P56"><text:span text:style-name="T24">Oross et al. 2016: </text:span><text:span text:style-name="T25">Oross </text:span><text:span text:style-name="T24">K</text:span><text:span text:style-name="T25">, Bánffy </text:span><text:span text:style-name="T24">E</text:span><text:span text:style-name="T25">, Osztás </text:span><text:span text:style-name="T24">A</text:span><text:span text:style-name="T25">, Marton </text:span><text:span text:style-name="T24">T</text:span><text:span text:style-name="T25">, Nyerges </text:span><text:span text:style-name="T24">EA</text:span><text:span text:style-name="T25">, Köhler </text:span><text:span text:style-name="T24">K</text:span><text:span text:style-name="T25">, Szécsényi-Nagy </text:span><text:span text:style-name="T24">A</text:span><text:span text:style-name="T25">, Alt </text:span><text:span text:style-name="T24">KW</text:span><text:span text:style-name="T25">, Bronk Ramsey </text:span><text:span text:style-name="T24">C</text:span><text:span text:style-name="T25">, Goslar </text:span><text:span text:style-name="T24">T</text:span><text:span text:style-name="T25">,Kromer </text:span><text:span text:style-name="T24">B, </text:span><text:span text:style-name="T25">Hamilton </text:span><text:span text:style-name="T24">D. 2016. The early days of Neolithic Alsónyék: the Starčevo occupation. Bericht der Romisch-Germanischen Kommission 94,123-49</text:span></text:p>
      <text:p text:style-name="P66"><text:span text:style-name="T35">O</text:span><text:span text:style-name="T36">rton 2012: </text:span><text:span text:style-name="T29">Orton D. 2012 Herding, Settlement, and Chronology in the Balkan Neolithic. </text:span><text:span text:style-name="T34">European Journal of Archaeology</text:span><text:span text:style-name="T29"> </text:span><text:span text:style-name="T33">15</text:span><text:span text:style-name="T29">, 5–40.</text:span></text:p>
      <text:p text:style-name="P65"><text:span text:style-name="T29">Pearce 2013: Pearce M, 2013. Rethinking the North Italian Early Neolithic. London: Accordia Research Institute.</text:span></text:p>
      <text:p text:style-name="P57"><text:span text:style-name="T26">Pilaar Brich et al. 2016: Pilaar Birch SE, Miracle PT, Stevens RE, O’Connell TC. 2016 Late Pleistocene/Early Holocene Migratory Behavior of Ungulates Using Isotopic Analysis of Tooth Enamel and Its Effects on Forager Mobility. </text:span><text:span text:style-name="T28">PLoS One</text:span><text:span text:style-name="T26"> </text:span><text:span text:style-name="T27">11</text:span><text:span text:style-name="T26">, e0155714.</text:span></text:p>
      <text:p text:style-name="P59"><text:span text:style-name="T31">Plestenjak 2010: </text:span><text:span text:style-name="T29">Plestenjak A. </text:span><text:span text:style-name="T31">2010. </text:span><text:span text:style-name="T29">Plestenjak, Gorice pri Turnišču. </text:span><text:span text:style-name="T31">Ljubljana: </text:span><text:span text:style-name="T29">Zbirka Arheologija na avtocestah Slovenije 12.</text:span></text:p>
      <text:p text:style-name="P60"><text:span text:style-name="T29">Pluciennik 2008. Pluciennki M, 2008. The coastal Mesolithic of the European Mediterranean. In: Bailey G, Spikins P (eds). Mesolithic Europe. Cambridge: Cambridge University Press: 332-360.</text:span></text:p>
      <text:p text:style-name="P67"><text:span text:style-name="T37">RADON: </text:span><text:a xlink:type="simple" xlink:href="https://radon.ufg.uni-kiel.de/" text:style-name="Internet_20_link" text:visited-style-name="Visited_20_Internet_20_Link"><text:span text:style-name="T29">https://radon.ufg.uni-kiel.de/</text:span></text:a></text:p>
      <text:p text:style-name="P67"><text:soft-page-break/><text:span text:style-name="T37">Reingruber &amp; Thissen 2009: Reingruber A, Thissen L. 2009 Depending on 14C Data: Chronological Frameworks in the Neolithic and Chalcolithic of Southeastern Europe. </text:span><text:span text:style-name="T39">Radiocarbon</text:span><text:span text:style-name="T37">. </text:span><text:span text:style-name="T38">51</text:span><text:span text:style-name="T37">, 751–770.</text:span></text:p>
      <text:p text:style-name="P67"><text:span text:style-name="T37">Quitta &amp; Kohl 1969: </text:span><text:span text:style-name="T29">Quitta H, Kohl G. 1969. Neue Radiocarbondaten zum Neolithikum und zur frühen Bronzezeit Südosteuropas und der Sowjetunion. Zeitschrift für Archäologie 3, 223–255.</text:span></text:p>
      <text:p text:style-name="P67"><text:span text:style-name="T32">Radovanić 1996: </text:span><text:span text:style-name="T29">R</text:span><text:span text:style-name="T32">adovanić </text:span><text:span text:style-name="T29">I. 1996. The Iron Gates Mesolithic. International Monographs in Prehistory. Ann Arbor: Archaeological Series 11. </text:span></text:p>
      <text:p text:style-name="P68"><text:span text:style-name="T107">S</text:span><text:span text:style-name="T106">ampson et al. 2009: Sampson A, Kozłowski J, Kaczanowska M, Budek A, Nadachowski A, Tomek T, Miękina B 2009. Sarakenos cave in Boeotia, from Palaeolithic to the Early Bronze Age. Eurasian Prehistory 6, 199-231.</text:span></text:p>
      <text:p text:style-name="P68"><text:span text:style-name="T106">Š</text:span><text:span text:style-name="T110">avel &amp; Karo 2012: Šavel I, Karo Š 2012. Popava pri Lipovcih 1. Ljubljana: Arheologija na avtocestah Slovenije.</text:span></text:p>
      <text:p text:style-name="P70"><text:span text:style-name="T83">Schier 1996: Schier W. 1996. </text:span><text:span text:style-name="T81">The relative and absolute chronology of Vin≠a: new evidence from the type site. In: Drasovean F. (ed.). The Vinča culture, its role and cultural connections. Timisoara: The Museum of Banat: 141–62.</text:span></text:p>
      <text:p text:style-name="P70"><text:span text:style-name="T83">Schier &amp; Drasovean 1994: </text:span><text:span text:style-name="T106">Schier W, Drasovean F. 2004. Vorbericht über die rumänisch-deutschen Prospektionen und Ausgrabungen in der befestigen Tellsiedlung von Uivar, jud. Timis, Rumänien (1998–2002). Praehistorische Zeitschrift 79, 145–230.</text:span></text:p>
      <text:p text:style-name="P58"><text:span text:style-name="T116">Sekelj-Ivančan &amp; Balen 2007: </text:span><text:span text:style-name="T21">Sekelj Ivančan T, Balen J. 2007, Brekinja, u: Zapadna Virovitička obilaznica. Zaštitna arheološka istraživanja 2005./2006, 19-26.</text:span></text:p>
      <text:p text:style-name="P71"><text:span text:style-name="T40">Shennan &amp; Steele 2000: </text:span><text:a xlink:type="simple" xlink:href="https://archaeologydataservice.ac.uk/archives/view/c14_meso/" text:style-name="Internet_20_link" text:visited-style-name="Visited_20_Internet_20_Link"><text:span text:style-name="T21">https://archaeologydataservice.ac.uk/archives/view/c14_meso/</text:span></text:a></text:p>
      <text:p text:style-name="P72"><text:span text:style-name="T41">Škrivanko 2011: Škrivanko M 2011. Radiokarbonski datumi uzoraka sa Sopota. In: Dizdar M (ed.). Panonski prapovijesni osviti. Zbornik radova posvećen Korneliji Minichreiter uz 65. objetnicu života. Zagreb: Institut za arheologiju: 209-227.</text:span></text:p>
      <text:p text:style-name="P73"><text:span text:style-name="T41">Spataro 2006: Spataro M 2006. Pottery typology versus technological choices: an early Neolithic case-study from Banat (Romania). Analele Banatului 14, 63-78.</text:span></text:p>
      <text:p text:style-name="P73"><text:span text:style-name="T41">Sraka 2012: Srka M 2012. 14C calendar chronologies and cultural sequences in 5</text:span><text:span text:style-name="T51">th</text:span><text:span text:style-name="T41"> millennium BC in Slovenia and neighbouring regions. Documenta Praehistorica 39: 349-376.</text:span></text:p>
      <text:p text:style-name="P72"><text:span text:style-name="T41">Sraka 2013: Srka M 2013. 14C dates and stratigraphy: reconsidering the sequences at Moverna vas (Bela Krajina, southeastern Slovenia). Documenta Praehistorica 40: 313-321.</text:span></text:p>
      <text:p text:style-name="P75"><text:span text:style-name="T42">Srdoč et al. 1975: </text:span><text:span text:style-name="T41">Srdoč D, Sliepčvić A, Planinc J 1975. Rudjer Bošković Institute radiocarbon measurements III. Radiocarbon 17, 149–155.</text:span></text:p>
      <text:p text:style-name="P75"><text:span text:style-name="T42">Srdoč et al. 1977: </text:span><text:span text:style-name="T41">Srdoč D., Sliepčević A., Obelić B, Horvatinčić N 1977. Rudjer Boskovic Institute radiocarbon measurements IV. Radiocarbon 19, 465–475.</text:span></text:p>
      <text:p text:style-name="P75"><text:span text:style-name="T42">Srdoč et al. 1987: </text:span><text:span text:style-name="T41">Srdoč D, Horvatinčić N, Obelić B, Krajcar Bronić I, Sliepčević A 1987. Rudjer Boskovic Institute radiocarbon measurements IX. Radiocarbon 29, 115–134.</text:span></text:p>
      <text:p text:style-name="P74"><text:span text:style-name="T41">Srdoč et al. 1989: <text:s/>Srdoč D, Obelić B, Horvatinčić N, Krajcar Bronić I, Sliepčević A 1989. Rudjer Boskovic Institute radiocarbon measurements XI. Radiocarbon 31, 85-98.</text:span></text:p>
      <text:p text:style-name="P77"><text:span text:style-name="T43">Srejović &amp; Letica 1978: </text:span><text:span text:style-name="T41">Srejović D, Letica Z 1978. Vlasac. A Mesolithic Settlement in the Iron Gates. Volume I, Archaeology. Belgrade: Serbian Academy of Sciences and Arts.</text:span></text:p>
      <text:p text:style-name="P76"><text:span text:style-name="T41">Stamboliyska E, Uzunov Z 2009. Catalogue of the Early Neolithic settlements on the territory of Bulgaria. In: Gatsov I, Boyadzhiev Y (eds). The first Neolithic sites in Central/South-East Europe. Volume I. Early Neolithic sites on the territory of Bulgaria. BAR International Series 2048. Oxford: Archaeopress.</text:span></text:p>
      <text:p text:style-name="P76"><text:soft-page-break/><text:span text:style-name="T41">Stonajovski et al. 2013: Stojanovski D, Nacev T, Arzarello M, 2013. Pottery typology and the monochrome Neolithic phase in the Republic of Macedonia. Schier W, Draşovean F (eds). The Neolithic and Eneolithic in southeast Europe. New approaches to dating and cultural dynamics in the 6</text:span><text:span text:style-name="T51">th</text:span><text:span text:style-name="T41"> to 4</text:span><text:span text:style-name="T51">th</text:span><text:span text:style-name="T41"> millennium BC. Rahden: Verlag Marie Leidorf: 9-28.</text:span></text:p>
      <text:p text:style-name="P77"><text:span text:style-name="T43">Szécsényi-Nagy et al. 2015: Szécsényi-Nagy A, Brandt G, Haak W, Keerl V, akucs J, Möller-Rieker S, Köhler K, Mende BG, Oross K, Marton T, Osztás A, Kiss V, Fecher M, Pálfi G, Molnár E, Sebók K, Czene A, Paluch T, Šlaus M, Novak M, Pécina-Šlaus N, Ösz, Voicsek V, Somogyi K, Tóth G, Kromer B, Bánffy E, Alt KW 2015 Tracing the genetic origin of Europe’s first farmers reveals insights into their social organization. </text:span><text:span text:style-name="T50">Proceedings of the Royal Society B: Biological Sciences</text:span><text:span text:style-name="T43"> </text:span><text:span text:style-name="T48">282</text:span><text:span text:style-name="T43">, 20150339.</text:span></text:p>
      <text:p text:style-name="P78"><text:span text:style-name="T43">T</text:span><text:span text:style-name="T44">asić 1988: Tasić N 1988. </text:span><text:span text:style-name="T41">Comparative C-14 dates for the Neolithic settlements in Serbia. In: Srejovi</text:span><text:span text:style-name="T44">ć</text:span><text:span text:style-name="T41"> </text:span><text:span text:style-name="T44">D</text:span><text:span text:style-name="T41">, Tasić </text:span><text:span text:style-name="T44">N </text:span><text:span text:style-name="T41">(eds.). Vin</text:span><text:span text:style-name="T44">č</text:span><text:span text:style-name="T41">a and its world. Serbian Academy of Sciences and Arts. Centre for Archaeological Research. </text:span><text:span text:style-name="T44">Belgrade: </text:span><text:span text:style-name="T41">Faculty of Philosophy: 45–47.</text:span></text:p>
      <text:p text:style-name="P78"><text:span text:style-name="T44">Tasić et al. 2015: </text:span><text:span text:style-name="T41">Tasić N, </text:span><text:span text:style-name="T44">Marić M, Penezić K, Filipović D, Borojević K, Russell N, Reimer P, Barclay A, Bayliss A, Borić D, Gaydarska B, Whittle A</text:span><text:span text:style-name="T41"> 2015 The end of the affair: formal chronological modelling for the top of the Neolithic tell of Vinča-Belo Brdo. </text:span><text:span text:style-name="T49">Antiquity</text:span><text:span text:style-name="T41"> </text:span><text:span text:style-name="T47">89</text:span><text:span text:style-name="T41">, 1064–1082.</text:span></text:p>
      <text:p text:style-name="P78"><text:span text:style-name="T44">Todorović &amp; Cermanović 1961: </text:span><text:span text:style-name="T41">Todorović J, Cermanovi A 1961. Banjica, naselje vinčanske grupe. Beograd: Muzej grada Beograda.</text:span></text:p>
      <text:p text:style-name="P79"><text:span text:style-name="T41">Tomaž 2010: Tomaž A 2010. The Neolithic in continental Slovania according to the radiocarbon chronology: where can it be placed? Gortania: 32, 71-86.</text:span></text:p>
      <text:p text:style-name="P79"><text:span text:style-name="T41">Tomaž 2012: Tomaž A 2012. Turnišče. Ljubljana: Arheologija avtocestah Slovenije.</text:span></text:p>
      <text:p text:style-name="P80"><text:span text:style-name="T45">Tringham &amp; Krstić 1990: Tringham R, Krstić D 1990. Selevac: a Neolithic village in Yu</text:span><text:span text:style-name="T41">goslavia. University of California Press. Los Angeles.</text:span></text:p>
      <text:p text:style-name="P81"><text:span text:style-name="T41">Vajsov 2007: Vajsov I 2007. Vajsov I, 2007. Promacon-Topolnica. A typology of painted decoration and its use as a chronological marker. In: Todorova H, Stefanovich M, Ivanov G (eds).In the steps of Jams Harvey Gaul volume 2. The Struma-Strymon river valley in prehistory. Sofia: Museum of History</text:span></text:p>
      <text:p text:style-name="P81"><text:span text:style-name="T41">Valstro et al. 1977: Valstri S, Mott Davis E, Verela AG 1977. University of Texas at Austin radiocarbon dates XI. Radiocarbon 19, 280-325.</text:span></text:p>
      <text:p text:style-name="P82"><text:span text:style-name="T46">Velušček 2006: Velušček A (ed). 2006. Resnikov prekop. Resnikov prepok, najstarejša koliščarska naselbina na Ljubljanskem barju. Ljubljana: Opera Instituti Archeologici Sloveniae. </text:span></text:p>
      <text:p text:style-name="P20"><text:span text:style-name="T107">V</text:span><text:span text:style-name="T106">ander Linden et al. 2014: </text:span><text:span text:style-name="T111">Vander Linden M, Pandžić I, Orton D 2014. New radiocarbon dates for the Neolithic period in Bosnia &amp; Herzegovina. Godišnjak Centar za Balkanološka ispitivanja. Jahrbuch. Zentrum für Balkanforschungen 43, 7-34.</text:span></text:p>
      <text:p text:style-name="P20"><text:span text:style-name="T107">V</text:span><text:span text:style-name="T106">ander Linden et al. 2015: </text:span><text:span text:style-name="T111">Vander Linden M, Marriner G, Orton D, Vareilles A de, Gazivoda D, Mihailović D. 2015. Seocka pećina: an early Mesolithic site in south-eastern Montenegro. Mesolithic Miscellany 23, 49-54.</text:span></text:p>
      <text:p text:style-name="P83"><text:span text:style-name="T84">Vogel &amp; Waterbolk 1963: </text:span><text:span text:style-name="T111">Vogel JC, Waterbolk HT 1963. Groningen radiocarbon dates IV. Radiocarbon 5, 163–202.</text:span></text:p>
      <text:p text:style-name="P85"><text:span text:style-name="T112">Waterbolk 1988: </text:span><text:span text:style-name="T111">Waterbolk H 1988. C14-Datierungen von Gomolava. In: Tasi</text:span><text:span text:style-name="T112">ć N</text:span><text:span text:style-name="T111">, Petrovi</text:span><text:span text:style-name="T112">ć</text:span><text:span text:style-name="T111"> </text:span><text:span text:style-name="T112">J </text:span><text:span text:style-name="T111">(eds). Gomolava: Symposium. </text:span><text:span text:style-name="T112">Novi Sad: </text:span><text:span text:style-name="T111">Muzej Vojvodine: 117–121.</text:span></text:p>
      <text:p text:style-name="P84"><text:span text:style-name="T111">Whittle et al. 2002: Whittle A, Bartosiewicz L, Borić D, Pettitt P, Richards, M. 2002. In the beginning: new radiocarbon dates for the early Neolithic in northern Serbia and south-east Hungary. Antaeus 25: 63-117.</text:span></text:p>
      <text:p text:style-name="P59"><text:soft-page-break/><text:span text:style-name="T76">Whittle et al. 2016: </text:span>Whittle A, <text:span text:style-name="T148">Bayliss A, Barclay A, Gaydarska B, Bánff E, Drasovean F, Jakucs J, Maric M, Orton D, Pantovic I, Schier W, Tasic N, Vander Linden M. 2016</text:span>. A Vinča potscape: formal chronological models for the use and development of Vinča ceramics in south-east Europe. <text:span text:style-name="T148">Documenta Praehistorica 43: 1-60.</text:span></text:p>
      <text:p text:style-name="P86"><text:span text:style-name="T149">Yerkes et al. 2009: </text:span>Yerkes RW, Gyucha A, Parkinson W, <text:span text:style-name="T149">2009</text:span>. A <text:span text:style-name="T149">multiscalar approach to modeling the end of the Neolithic of the Great Hungarian plain using calibrated radiocarbon dates. Radiocarbon 51, 1071-110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Roboto" svg:font-family="Roboto, Arial, sans-serif"/>
    <style:font-face style:name="ff7" svg:font-family="ff7, 'Times New Roman', Times, serif"/>
    <style:font-face style:name="g d0 f4" svg:font-family="'g d0 f4', serif"/>
    <style:font-face style:name="Arial1"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1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2T15:05:02.716147197</meta:creation-date>
    <dc:date>2020-08-13T15:08:30.303273369</dc:date>
    <meta:editing-duration>PT2H46M48S</meta:editing-duration>
    <meta:editing-cycles>34</meta:editing-cycles>
    <meta:generator>LibreOffice/6.4.4.2$Linux_X86_64 LibreOffice_project/40$Build-2</meta:generator>
    <meta:document-statistic meta:table-count="0" meta:image-count="0" meta:object-count="0" meta:page-count="9" meta:paragraph-count="142" meta:word-count="4102" meta:character-count="27620" meta:non-whitespace-character-count="23707"/>
  </office:meta>
</office:document-meta>
</file>